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091in"/>
    </style:style>
    <style:style style:name="co3" style:family="table-column">
      <style:table-column-properties fo:break-before="auto" style:column-width="3.1728in"/>
    </style:style>
    <style:style style:name="ro1" style:family="table-row">
      <style:table-row-properties style:row-height="1.109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5752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ro1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Kraftwerksliste Bundesnetzagentur (alle Netz- und Umspannebenen; Netto-Leistung ≥ 20 MW) Stand 13.10.2011" table:style-name="ta1">
        <table:table-column table:style-name="co1" table:number-columns-repeated="13" table:default-cell-style-name="ce2"/>
        <table:table-row table:style-name="ro1">
          <table:table-cell table:style-name="ce1" office:value-type="string" calcext:value-type="string">
            <text:p>Lfd. Nr.</text:p>
          </table:table-cell>
          <table:table-cell table:style-name="ce1" office:value-type="string" calcext:value-type="string">
            <text:p>Unternehmen</text:p>
          </table:table-cell>
          <table:table-cell table:style-name="ce1" office:value-type="string" calcext:value-type="string">
            <text:p>Kraftwerksname</text:p>
          </table:table-cell>
          <table:table-cell table:style-name="ce1" office:value-type="string" calcext:value-type="string">
            <text:p>PLZ</text:p>
            <text:p>(Standort Kraftwerk)</text:p>
          </table:table-cell>
          <table:table-cell table:style-name="ce1" office:value-type="string" calcext:value-type="string">
            <text:p>Ort</text:p>
            <text:p>(Standort Kraftwerk)</text:p>
          </table:table-cell>
          <table:table-cell table:style-name="ce1" office:value-type="string" calcext:value-type="string">
            <text:p>Blockname</text:p>
          </table:table-cell>
          <table:table-cell table:style-name="ce1" office:value-type="string" calcext:value-type="string">
            <text:p>Aufnahme der kommerziellen </text:p>
            <text:p>Stromeinspeisung (Jahr)</text:p>
          </table:table-cell>
          <table:table-cell table:style-name="ce1" office:value-type="string" calcext:value-type="string">
            <text:p>Status des Kraftwerkes (in Betrieb / "Kaltreserve")</text:p>
          </table:table-cell>
          <table:table-cell table:style-name="ce1" office:value-type="string" calcext:value-type="string">
            <text:p>Energieträger</text:p>
          </table:table-cell>
          <table:table-cell table:style-name="ce1" office:value-type="string" calcext:value-type="string">
            <text:p>Spezifizierung "Mehrere Energieträger" und "Sonstige Energieträger"</text:p>
          </table:table-cell>
          <table:table-cell table:style-name="ce1" office:value-type="string" calcext:value-type="string">
            <text:p>Kraft-Wärme-Kopplung i.S.d. ¤ 2 und 3 KWKG (Ja/Nein)</text:p>
          </table:table-cell>
          <table:table-cell table:style-name="ce1" office:value-type="string" calcext:value-type="string">
            <text:p>Netto-</text:p>
            <text:p>Engpassleistung (elektrisch) in MW</text:p>
          </table:table-cell>
          <table:table-cell table:style-name="ce1" office:value-type="string" calcext:value-type="string">
            <text:p>Netz- oder Umspannebene des Anschlusses in kV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B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D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9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apierfabrik Albbruck GmbH</text:p>
          </table:table-cell>
          <table:table-cell office:value-type="string" calcext:value-type="string">
            <text:p>Papierfabrik Albbruck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Rinde, 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ortmunder Energie- und Wasserversorgung GmbH</text:p>
          </table:table-cell>
          <table:table-cell office:value-type="string" calcext:value-type="string">
            <text:p>Windpark Alsleben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Alsleb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E (solo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A (solo)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2 (DT Solobetrieb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4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1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3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Amlach</text:p>
          </table:table-cell>
          <table:table-cell office:value-type="string" calcext:value-type="string">
            <text:p>A-9900</text:p>
          </table:table-cell>
          <table:table-cell office:value-type="string" calcext:value-type="string">
            <text:p>Amlach</text:p>
          </table:table-cell>
          <table:table-cell office:value-type="string" calcext:value-type="string">
            <text:p>AM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nklam </text:p>
          </table:table-cell>
          <table:table-cell office:value-type="float" office:value="17389" calcext:value-type="float">
            <text:p>17389</text:p>
          </table:table-cell>
          <table:table-cell office:value-type="string" calcext:value-type="string">
            <text:p>Anklam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Zellstoff Stendal GmbH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Arneburg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2,3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1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2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adtwerke Augsburg Energie GmbH</text:p>
          </table:table-cell>
          <table:table-cell office:value-type="string" calcext:value-type="string">
            <text:p>Gasturbine</text:p>
          </table:table-cell>
          <table:table-cell office:value-type="float" office:value="86165" calcext:value-type="float">
            <text:p>8616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G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gglfing</text:p>
          </table:table-cell>
          <table:table-cell office:value-type="float" office:value="94072" calcext:value-type="float">
            <text:p>94072</text:p>
          </table:table-cell>
          <table:table-cell office:value-type="string" calcext:value-type="string">
            <text:p>Bad Füssing</text:p>
          </table:table-cell>
          <table:table-cell office:value-type="string" calcext:value-type="string">
            <text:p>Egglfing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äckingen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3,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W Säckinge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Barby</text:p>
          </table:table-cell>
          <table:table-cell office:value-type="float" office:value="39249" calcext:value-type="float">
            <text:p>39249</text:p>
          </table:table-cell>
          <table:table-cell office:value-type="string" calcext:value-type="string">
            <text:p>Barby</text:p>
          </table:table-cell>
          <table:table-cell office:value-type="string" calcext:value-type="string">
            <text:p>-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telsdorf</text:p>
          </table:table-cell>
          <table:table-cell office:value-type="float" office:value="27383" calcext:value-type="float">
            <text:p>27383</text:p>
          </table:table-cell>
          <table:table-cell table:number-columns-repeated="2" office:value-type="string" calcext:value-type="string">
            <text:p>Bartelsdor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2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8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8,1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Kassel </text:p>
          </table:table-cell>
          <table:table-cell office:value-type="float" office:value="34225" calcext:value-type="float">
            <text:p>34225</text:p>
          </table:table-cell>
          <table:table-cell office:value-type="string" calcext:value-type="string">
            <text:p>Baunatal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,9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ergheim</text:p>
          </table:table-cell>
          <table:table-cell office:value-type="float" office:value="86673" calcext:value-type="float">
            <text:p>86673</text:p>
          </table:table-cell>
          <table:table-cell office:value-type="string" calcext:value-type="string">
            <text:p>Bergheim</text:p>
          </table:table-cell>
          <table:table-cell office:value-type="string" calcext:value-type="string">
            <text:p>entfällt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7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BMKW 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BKA 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1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rlin Sportforum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² 110</text:p>
          </table:table-cell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rit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² 110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ierfabrik Melitta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itte</text:p>
          </table:table-cell>
          <table:table-cell office:value-type="float" office:value="10117" calcext:value-type="float">
            <text:p>101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uD Mitt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Klingenberg</text:p>
          </table:table-cell>
          <table:table-cell office:value-type="float" office:value="10317" calcext:value-type="float">
            <text:p>103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Klingenberg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ol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oabit</text:p>
          </table:table-cell>
          <table:table-cell office:value-type="float" office:value="10557" calcext:value-type="float">
            <text:p>1055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Moabi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Charlottenburg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Charlottenburg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HHKW Berlin-Neukölln</text:p>
          </table:table-cell>
          <table:table-cell office:value-type="float" office:value="12355" calcext:value-type="float">
            <text:p>123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weide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öpenick</text:p>
          </table:table-cell>
          <table:table-cell office:value-type="float" office:value="12555" calcext:value-type="float">
            <text:p>125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uch Heizkraftwerk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ol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 aus Müllverbrennungsanlag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ilmersdorf</text:p>
          </table:table-cell>
          <table:table-cell office:value-type="float" office:value="14195" calcext:value-type="float">
            <text:p>1419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Wilmersdorf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7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Bernburg (IKB)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Ber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41,3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Bexbach</text:p>
          </table:table-cell>
          <table:table-cell office:value-type="float" office:value="66450" calcext:value-type="float">
            <text:p>66450</text:p>
          </table:table-cell>
          <table:table-cell office:value-type="string" calcext:value-type="string">
            <text:p>Bexbach</text:p>
          </table:table-cell>
          <table:table-cell office:value-type="string" calcext:value-type="string">
            <text:p>BEX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21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3" calcext:value-type="float">
            <text:p>68643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16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4" calcext:value-type="float">
            <text:p>68644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2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5" calcext:value-type="float">
            <text:p>68645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0,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VA Bielefeld-Herford GmbH</text:p>
          </table:table-cell>
          <table:table-cell office:value-type="string" calcext:value-type="string">
            <text:p>MVA Bielefeld</text:p>
          </table:table-cell>
          <table:table-cell office:value-type="float" office:value="33609" calcext:value-type="float">
            <text:p>3360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Linien 1-3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Erdga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Kohl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Gasturbinenkraftwerk Bielefeld-Ummeln</text:p>
          </table:table-cell>
          <table:table-cell office:value-type="float" office:value="33649" calcext:value-type="float">
            <text:p>3364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GTU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GuD-Kraftwerk Hillegossen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Bitterfeld</text:p>
          </table:table-cell>
          <table:table-cell office:value-type="float" office:value="6749" calcext:value-type="float">
            <text:p>6749</text:p>
          </table:table-cell>
          <table:table-cell office:value-type="string" calcext:value-type="string">
            <text:p>Bitterfeld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6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cholt</text:p>
          </table:table-cell>
          <table:table-cell office:value-type="float" office:value="46395" calcext:value-type="float">
            <text:p>46395</text:p>
          </table:table-cell>
          <table:table-cell office:value-type="string" calcext:value-type="string">
            <text:p>Bochol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ochum</text:p>
          </table:table-cell>
          <table:table-cell office:value-type="float" office:value="44799" calcext:value-type="float">
            <text:p>44799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KB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tadtwerke Bochum GmbH</text:p>
          </table:table-cell>
          <table:table-cell office:value-type="string" calcext:value-type="string">
            <text:p>HKW Hiltrop</text:p>
          </table:table-cell>
          <table:table-cell office:value-type="float" office:value="44805" calcext:value-type="float">
            <text:p>44805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 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,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Lippendorf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Braunkohlekraftwerk Lippendorf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LIP 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75,0</text:p>
          </table:table-cell>
          <table:table-cell office:value-type="float" office:value="380" calcext:value-type="float">
            <text:p>380</text:p>
          </table:table-cell>
        </table:table-row>
        <table:table-row table:style-name="ro6">
          <table:table-cell office:value-type="float" office:value="71" calcext:value-type="float">
            <text:p>71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Karlstraße</text:p>
          </table:table-cell>
          <table:table-cell office:value-type="float" office:value="53115" calcext:value-type="float">
            <text:p>53115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Karlstraß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Dampf aus MVA, …L(HEL),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,0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office:value-type="float" office:value="72" calcext:value-type="float">
            <text:p>72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Süd</text:p>
          </table:table-cell>
          <table:table-cell office:value-type="float" office:value="53129" calcext:value-type="float">
            <text:p>53129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Sü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…l (HEL),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,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9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9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58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Stadtwerke Brandenburg an der Havel GmbH</text:p>
          </table:table-cell>
          <table:table-cell office:value-type="string" calcext:value-type="string">
            <text:p>Heizkraftwerk StWB</text:p>
          </table:table-cell>
          <table:table-cell office:value-type="float" office:value="14772" calcext:value-type="float">
            <text:p>14772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rchmöser</text:p>
          </table:table-cell>
          <table:table-cell office:value-type="float" office:value="14774" calcext:value-type="float">
            <text:p>14774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2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3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1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u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Nord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T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7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K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3,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GT 3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1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5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6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Farge</text:p>
          </table:table-cell>
          <table:table-cell office:value-type="float" office:value="28777" calcext:value-type="float">
            <text:p>2877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 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5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Brokdorf</text:p>
          </table:table-cell>
          <table:table-cell office:value-type="float" office:value="25576" calcext:value-type="float">
            <text:p>25576</text:p>
          </table:table-cell>
          <table:table-cell office:value-type="string" calcext:value-type="string">
            <text:p>Brokdorf</text:p>
          </table:table-cell>
          <table:table-cell office:value-type="string" calcext:value-type="string">
            <text:p>KBR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A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Brunsbüttel</text:p>
          </table:table-cell>
          <table:table-cell office:value-type="float" office:value="25535" calcext:value-type="float">
            <text:p>25535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KKB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71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EnBW Windpark Buchholz GmbH</text:p>
          </table:table-cell>
          <table:table-cell office:value-type="string" calcext:value-type="string">
            <text:p>Windpark Buchholz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Buchholz (Aller)</text:p>
          </table:table-cell>
          <table:table-cell office:value-type="string" calcext:value-type="string">
            <text:p>Buchhol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101" calcext:value-type="float">
            <text:p>101</text:p>
          </table:table-cell>
          <table:table-cell office:value-type="string" calcext:value-type="string">
            <text:p>Wacker Chemie GmbH / E.ON Energy Projects</text:p>
          </table:table-cell>
          <table:table-cell office:value-type="string" calcext:value-type="string">
            <text:p>Burghausen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Alzwerke GmbH</text:p>
          </table:table-cell>
          <table:table-cell office:value-type="string" calcext:value-type="string">
            <text:p>Stufe 4 (Holzfeld)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5,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InfraServ GmbH &amp; Co. Gendorf KG</text:p>
          </table:table-cell>
          <table:table-cell office:value-type="string" calcext:value-type="string">
            <text:p>Industriepark Werk Gendorf</text:p>
          </table:table-cell>
          <table:table-cell office:value-type="float" office:value="84508" calcext:value-type="float">
            <text:p>84508</text:p>
          </table:table-cell>
          <table:table-cell office:value-type="string" calcext:value-type="string">
            <text:p>Burgkirchen</text:p>
          </table:table-cell>
          <table:table-cell office:value-type="string" calcext:value-type="string">
            <text:p> 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B/2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A/1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5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5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HKW Heizkraftwerksgesellschaft Cottbus mbH</text:p>
          </table:table-cell>
          <table:table-cell office:value-type="string" calcext:value-type="string">
            <text:p>HKW Cottbus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Cottbus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PNE WIND AG</text:p>
          </table:table-cell>
          <table:table-cell office:value-type="string" calcext:value-type="string">
            <text:p>Windpark Altenbruch II</text:p>
          </table:table-cell>
          <table:table-cell office:value-type="float" office:value="27478" calcext:value-type="float">
            <text:p>27478</text:p>
          </table:table-cell>
          <table:table-cell office:value-type="string" calcext:value-type="string">
            <text:p>Cuxhaven-Altenbruch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5,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EON Climate &amp; Renewables Central Europe GmbH</text:p>
          </table:table-cell>
          <table:table-cell office:value-type="string" calcext:value-type="string">
            <text:p>Windpark Dargelütz</text:p>
          </table:table-cell>
          <table:table-cell office:value-type="float" office:value="19370" calcext:value-type="float">
            <text:p>19370</text:p>
          </table:table-cell>
          <table:table-cell office:value-type="string" calcext:value-type="string">
            <text:p>Dargelütz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2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1" calcext:value-type="float">
            <text:p>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2" calcext:value-type="float">
            <text:p>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3" calcext:value-type="float">
            <text:p>3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1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Boreas Energie GmbH (UW Dauer)</text:p>
          </table:table-cell>
          <table:table-cell office:value-type="float" office:value="17292" calcext:value-type="float">
            <text:p>17292</text:p>
          </table:table-cell>
          <table:table-cell office:value-type="string" calcext:value-type="string">
            <text:p>Dau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Kraftwerk Dessau GmbH</text:p>
          </table:table-cell>
          <table:table-cell office:value-type="string" calcext:value-type="string">
            <text:p>Dessau</text:p>
          </table:table-cell>
          <table:table-cell office:value-type="float" office:value="6842" calcext:value-type="float">
            <text:p>6842</text:p>
          </table:table-cell>
          <table:table-cell office:value-type="string" calcext:value-type="string">
            <text:p>Dessau-Roßlau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,0</text:p>
          </table:table-cell>
          <table:table-cell office:value-type="float" office:value="20" calcext:value-type="float">
            <text:p>20</text:p>
          </table:table-cell>
        </table:table-row>
        <table:table-row table:style-name="ro7">
          <table:table-cell office:value-type="float" office:value="115" calcext:value-type="float">
            <text:p>115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Deuben</text:p>
          </table:table-cell>
          <table:table-cell office:value-type="float" office:value="6682" calcext:value-type="float">
            <text:p>6682</text:p>
          </table:table-cell>
          <table:table-cell office:value-type="string" calcext:value-type="string">
            <text:p>Deuben</text:p>
          </table:table-cell>
          <table:table-cell office:value-type="string" calcext:value-type="string">
            <text:p>Industriekraftwerk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7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Dormagen</text:p>
          </table:table-cell>
          <table:table-cell office:value-type="float" office:value="41539" calcext:value-type="float">
            <text:p>41539</text:p>
          </table:table-cell>
          <table:table-cell office:value-type="string" calcext:value-type="string">
            <text:p>Dormagen</text:p>
          </table:table-cell>
          <table:table-cell office:value-type="string" calcext:value-type="string">
            <text:p>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…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8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Dörpum</text:p>
          </table:table-cell>
          <table:table-cell office:value-type="float" office:value="25821" calcext:value-type="float">
            <text:p>25821</text:p>
          </table:table-cell>
          <table:table-cell office:value-type="string" calcext:value-type="string">
            <text:p>Dörpum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rtmund HKW</text:p>
          </table:table-cell>
          <table:table-cell office:value-type="float" office:value="44135" calcext:value-type="float">
            <text:p>4413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nepper </text:p>
          </table:table-cell>
          <table:table-cell office:value-type="float" office:value="44357" calcext:value-type="float">
            <text:p>4435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C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5">
          <table:table-cell office:value-type="float" office:value="120" calcext:value-type="float">
            <text:p>1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resden-Nord 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DREWAG Stadtwerke Dresden GmbH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Dresden, Oederaner Str. 21-25 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und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BKW FMB Energie AG</text:p>
          </table:table-cell>
          <table:table-cell office:value-type="string" calcext:value-type="string">
            <text:p>Dubener Platte</text:p>
          </table:table-cell>
          <table:table-cell office:value-type="float" office:value="15926" calcext:value-type="float">
            <text:p>15926</text:p>
          </table:table-cell>
          <table:table-cell office:value-type="string" calcext:value-type="string">
            <text:p>Duben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123" calcext:value-type="float">
            <text:p>12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1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ZAWSF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, Biomas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/B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/B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3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9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A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B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2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4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A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3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GTKW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Flingern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Mü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1/Bringhausen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1/Bringhause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4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 2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 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emfurt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Hemfurt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Eglis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Eglisau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4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tora Enso Sachsen GmbH</text:p>
          </table:table-cell>
          <table:table-cell office:value-type="string" calcext:value-type="string">
            <text:p>Kombikraftwerk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Eilenburg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Papierschlämm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,2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141" calcext:value-type="float">
            <text:p>14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isenach</text:p>
          </table:table-cell>
          <table:table-cell office:value-type="float" office:value="99817" calcext:value-type="float">
            <text:p>99817</text:p>
          </table:table-cell>
          <table:table-cell office:value-type="string" calcext:value-type="string">
            <text:p>Eisenach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8">
          <table:table-cell office:value-type="float" office:value="142" calcext:value-type="float">
            <text:p>142</text:p>
          </table:table-cell>
          <table:table-cell office:value-type="string" calcext:value-type="string">
            <text:p>EnBW Propower GmbH</text:p>
          </table:table-cell>
          <table:table-cell office:value-type="string" calcext:value-type="string">
            <text:p>EBS-Heizkraftwerk 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BS/Abfall (aufbereiteter Haushalts- und Gewerbemüll), Klärschlamm, Rejekte, Steinkohl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143" calcext:value-type="float">
            <text:p>143</text:p>
          </table:table-cell>
          <table:table-cell office:value-type="string" calcext:value-type="string">
            <text:p>Vulkan Energiewirtschaft Oderbrücke GmbH</text:p>
          </table:table-cell>
          <table:table-cell office:value-type="string" calcext:value-type="string">
            <text:p>IKW VEO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Gichtgas, Konvertergas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untorf</text:p>
          </table:table-cell>
          <table:table-cell office:value-type="float" office:value="26931" calcext:value-type="float">
            <text:p>26931</text:p>
          </table:table-cell>
          <table:table-cell office:value-type="string" calcext:value-type="string">
            <text:p>Elsfleth</text:p>
          </table:table-cell>
          <table:table-cell office:value-type="string" calcext:value-type="string">
            <text:p> 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21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3</text:p>
          </table:table-cell>
          <table:table-cell office:value-type="float" office:value="97483" calcext:value-type="float">
            <text:p>97483</text:p>
          </table:table-cell>
          <table:table-cell office:value-type="string" calcext:value-type="string">
            <text:p>Eltmann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Windpark Wybelsumer Polder GmbH u. Co. KG</text:p>
          </table:table-cell>
          <table:table-cell office:value-type="string" calcext:value-type="string">
            <text:p>Windpark Wybelsumer Polder</text:p>
          </table:table-cell>
          <table:table-cell office:value-type="float" office:value="26721" calcext:value-type="float">
            <text:p>26721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tadtwerke Emden GmbH</text:p>
          </table:table-cell>
          <table:table-cell office:value-type="string" calcext:value-type="string">
            <text:p>Windpark SWE</text:p>
          </table:table-cell>
          <table:table-cell office:value-type="float" office:value="26723" calcext:value-type="float">
            <text:p>26723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,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 Biomasse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3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ohnde</text:p>
          </table:table-cell>
          <table:table-cell office:value-type="float" office:value="31857" calcext:value-type="float">
            <text:p>31857</text:p>
          </table:table-cell>
          <table:table-cell office:value-type="string" calcext:value-type="string">
            <text:p>Emmerthal</text:p>
          </table:table-cell>
          <table:table-cell office:value-type="string" calcext:value-type="string">
            <text:p>KW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6">
          <table:table-cell office:value-type="float" office:value="151" calcext:value-type="float">
            <text:p>151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 / SB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3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152" calcext:value-type="float">
            <text:p>152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Tiermehl, 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6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Iderhoffstraße</text:p>
          </table:table-cell>
          <table:table-cell office:value-type="float" office:value="99085" calcext:value-type="float">
            <text:p>99085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,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Erfurt-Ost</text:p>
          </table:table-cell>
          <table:table-cell office:value-type="float" office:value="99087" calcext:value-type="float">
            <text:p>99087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ring</text:p>
          </table:table-cell>
          <table:table-cell office:value-type="float" office:value="94140" calcext:value-type="float">
            <text:p>94140</text:p>
          </table:table-cell>
          <table:table-cell table:number-columns-repeated="2" office:value-type="string" calcext:value-type="string">
            <text:p>Ering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Erlanger Stadtwerke AG</text:p>
          </table:table-cell>
          <table:table-cell office:value-type="string" calcext:value-type="string">
            <text:p>HKW Erlangen</text:p>
          </table:table-cell>
          <table:table-cell office:value-type="float" office:value="91052" calcext:value-type="float">
            <text:p>91052</text:p>
          </table:table-cell>
          <table:table-cell office:value-type="string" calcext:value-type="string">
            <text:p>Erlangen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Erd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Weo GmbH &amp;. Co. KG</text:p>
          </table:table-cell>
          <table:table-cell office:value-type="string" calcext:value-type="string">
            <text:p>Windpark Esperstedt Obhausen</text:p>
          </table:table-cell>
          <table:table-cell office:value-type="float" office:value="6279" calcext:value-type="float">
            <text:p>6279</text:p>
          </table:table-cell>
          <table:table-cell office:value-type="string" calcext:value-type="string">
            <text:p>Esperstedt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2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1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78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Fehmarn</text:p>
          </table:table-cell>
          <table:table-cell office:value-type="float" office:value="23769" calcext:value-type="float">
            <text:p>23769</text:p>
          </table:table-cell>
          <table:table-cell office:value-type="string" calcext:value-type="string">
            <text:p>Fehmar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Pumpspeicherwerk Rönkhausen</text:p>
          </table:table-cell>
          <table:table-cell office:value-type="float" office:value="57413" calcext:value-type="float">
            <text:p>57413</text:p>
          </table:table-cell>
          <table:table-cell office:value-type="string" calcext:value-type="string">
            <text:p>Finnentrop</text:p>
          </table:table-cell>
          <table:table-cell office:value-type="string" calcext:value-type="string">
            <text:p>PSW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4" calcext:value-type="float">
            <text:p>24944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39" calcext:value-type="float">
            <text:p>24939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1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0" calcext:value-type="float">
            <text:p>24940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1" calcext:value-type="float">
            <text:p>24941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2" calcext:value-type="float">
            <text:p>24942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8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3" calcext:value-type="float">
            <text:p>24943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7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6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24983" calcext:value-type="float">
            <text:p>24983</text:p>
          </table:table-cell>
          <table:table-cell office:value-type="string" calcext:value-type="string">
            <text:p>Flensburg Handewit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,1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Forb/ Murgwerk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Pumpspeicherkraftwerk Schwarzenbachwerk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Stadtwerke Frankfurt (Oder) GmbH</text:p>
          </table:table-cell>
          <table:table-cell office:value-type="string" calcext:value-type="string">
            <text:p>HKW-FFO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Frankfurt (Oder)</text:p>
          </table:table-cell>
          <table:table-cell office:value-type="string" calcext:value-type="string">
            <text:p>Block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nstaub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MHKW Frankfurt</text:p>
          </table:table-cell>
          <table:table-cell office:value-type="float" office:value="60439" calcext:value-type="float">
            <text:p>60439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T 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Müll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,5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173" calcext:value-type="float">
            <text:p>173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6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9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1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3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1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echen / Wachtberg</text:p>
          </table:table-cell>
          <table:table-cell office:value-type="float" office:value="50226" calcext:value-type="float">
            <text:p>50226</text:p>
          </table:table-cell>
          <table:table-cell office:value-type="string" calcext:value-type="string">
            <text:p>Frechen</text:p>
          </table:table-cell>
          <table:table-cell office:value-type="string" calcext:value-type="string">
            <text:p>Frechen / Wachtberg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Rhodia Acetow GmbH</text:p>
          </table:table-cell>
          <table:table-cell office:value-type="string" calcext:value-type="string">
            <text:p>WVK GuD Anlage</text:p>
          </table:table-cell>
          <table:table-cell office:value-type="float" office:value="79108" calcext:value-type="float">
            <text:p>79108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,1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9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G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4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E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F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I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6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M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8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L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1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O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3,0</text:p>
          </table:table-cell>
          <table:table-cell office:value-type="string" calcext:value-type="string">
            <text:p>110 / 220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P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4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Q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8,0</text:p>
          </table:table-cell>
          <table:table-cell office:value-type="string" calcext:value-type="string">
            <text:p>110 / 22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†berlandwerk Fulda Aktiengesellschaft</text:p>
          </table:table-cell>
          <table:table-cell office:value-type="string" calcext:value-type="string">
            <text:p>†WAG Kraftwerk Fulda</text:p>
          </table:table-cell>
          <table:table-cell office:value-type="float" office:value="36043" calcext:value-type="float">
            <text:p>36043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 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Gambsheim</text:p>
          </table:table-cell>
          <table:table-cell office:value-type="float" office:value="77866" calcext:value-type="float">
            <text:p>77866</text:p>
          </table:table-cell>
          <table:table-cell table:number-columns-repeated="2" office:value-type="string" calcext:value-type="string">
            <text:p>Gambsheim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6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Gars</text:p>
          </table:table-cell>
          <table:table-cell office:value-type="float" office:value="83536" calcext:value-type="float">
            <text:p>83536</text:p>
          </table:table-cell>
          <table:table-cell office:value-type="string" calcext:value-type="string">
            <text:p>Gars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B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C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Krümmel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KK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D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E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F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7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WK Buer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0,0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Langenprozelten</text:p>
          </table:table-cell>
          <table:table-cell office:value-type="float" office:value="97737" calcext:value-type="float">
            <text:p>97737</text:p>
          </table:table-cell>
          <table:table-cell office:value-type="string" calcext:value-type="string">
            <text:p>Gemünden</text:p>
          </table:table-cell>
          <table:table-cell office:value-type="string" calcext:value-type="string">
            <text:p>entfäll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B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C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E.ON Mitte Wärme GmbH</text:p>
          </table:table-cell>
          <table:table-cell office:value-type="string" calcext:value-type="string">
            <text:p>HKW Göttingen</text:p>
          </table:table-cell>
          <table:table-cell office:value-type="float" office:value="37075" calcext:value-type="float">
            <text:p>37075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9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afenrheinfeld</text:p>
          </table:table-cell>
          <table:table-cell office:value-type="float" office:value="97506" calcext:value-type="float">
            <text:p>97506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KKG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7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Greifswalder Thermo-Insel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,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Siemensallee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Altstadt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5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HKW "Helmshäger Berg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turbin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…l als Ersat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,8</text:p>
          </table:table-cell>
          <table:table-cell office:value-type="float" office:value="20" calcext:value-type="float">
            <text:p>20</text:p>
          </table:table-cell>
        </table:table-row>
        <table:table-row table:style-name="ro6">
          <table:table-cell office:value-type="float" office:value="219" calcext:value-type="float">
            <text:p>219</text:p>
          </table:table-cell>
          <table:table-cell office:value-type="string" calcext:value-type="string">
            <text:p>KGW - Kraftwerk Grenzach-Wyhlen GmbH</text:p>
          </table:table-cell>
          <table:table-cell office:value-type="string" calcext:value-type="string">
            <text:p>Kraftwerk Grenzach-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20" calcext:value-type="float">
            <text:p>2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KW Wyhlen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9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string" calcext:value-type="string">
            <text:p>Donaukraftwerk Jochenstein AG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entfällt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6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Jochenstein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6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223" calcext:value-type="float">
            <text:p>22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muth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Großbothen Sermuth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6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Großkayna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Großkayna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4" calcext:value-type="float">
            <text:p>4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2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9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3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5" calcext:value-type="float">
            <text:p>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3" calcext:value-type="float">
            <text:p>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4" calcext:value-type="float">
            <text:p>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6,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.ON Energy from Waste Großräschen GmbH</text:p>
          </table:table-cell>
          <table:table-cell office:value-type="string" calcext:value-type="string">
            <text:p>EEW Großräsche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Großräschen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</text:p>
            <text:p>biol. abbaubarer Anteil von Abfällen aus Haushalten und Industri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5" calcext:value-type="float">
            <text:p>89355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B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4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33" calcext:value-type="float">
            <text:p>2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6" calcext:value-type="float">
            <text:p>89356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34" calcext:value-type="float">
            <text:p>2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üstrow </text:p>
          </table:table-cell>
          <table:table-cell office:value-type="float" office:value="18273" calcext:value-type="float">
            <text:p>18273</text:p>
          </table:table-cell>
          <table:table-cell office:value-type="string" calcext:value-type="string">
            <text:p>Güstrow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Mohn Media Energy GmbH</text:p>
          </table:table-cell>
          <table:table-cell office:value-type="string" calcext:value-type="string">
            <text:p>Energiezentrum Mohn Media</text:p>
          </table:table-cell>
          <table:table-cell office:value-type="float" office:value="33334" calcext:value-type="float">
            <text:p>33334</text:p>
          </table:table-cell>
          <table:table-cell office:value-type="string" calcext:value-type="string">
            <text:p>Gütersloh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Hartenfelser Kopf</text:p>
          </table:table-cell>
          <table:table-cell office:value-type="float" office:value="56244" calcext:value-type="float">
            <text:p>56244</text:p>
          </table:table-cell>
          <table:table-cell office:value-type="string" calcext:value-type="string">
            <text:p>Hachenburg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Biomasse-Verstromungs-Anlage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BV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Heizkraftwerk Hagen-Kabel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H4/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3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5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244" calcext:value-type="float">
            <text:p>244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MVR Müllverwertung Rugenberger Damm</text:p>
          </table:table-cell>
          <table:table-cell office:value-type="float" office:value="21129" calcext:value-type="float">
            <text:p>2112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GuD 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GuD Tiefstac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Tiefst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string" calcext:value-type="string">
            <text:p>…lmühle Hamburg AG </text:p>
          </table:table-cell>
          <table:table-cell office:value-type="string" calcext:value-type="string">
            <text:p> 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1,0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Linien 1,3,4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r Anteile in Abfällen aus Haushalten und Industrie.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,7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Block 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,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1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22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2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22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Solaranl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55" calcext:value-type="float">
            <text:p>25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Tiermehl / SB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L</text:p>
          </table:table-cell>
          <table:table-cell office:value-type="float" office:value="30169" calcext:value-type="float">
            <text:p>3016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Gu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59" calcext:value-type="float">
            <text:p>259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B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7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60" calcext:value-type="float">
            <text:p>26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1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EW Hannover GmbH</text:p>
          </table:table-cell>
          <table:table-cell office:value-type="string" calcext:value-type="string">
            <text:p>EEW Hannover</text:p>
          </table:table-cell>
          <table:table-cell office:value-type="float" office:value="30659" calcext:value-type="float">
            <text:p>3065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inie 1 bzw.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appurg</text:p>
          </table:table-cell>
          <table:table-cell office:value-type="float" office:value="91230" calcext:value-type="float">
            <text:p>91230</text:p>
          </table:table-cell>
          <table:table-cell table:number-columns-repeated="2" office:value-type="string" calcext:value-type="string">
            <text:p>Happurg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Häusern</text:p>
          </table:table-cell>
          <table:table-cell office:value-type="float" office:value="79837" calcext:value-type="float">
            <text:p>79837</text:p>
          </table:table-cell>
          <table:table-cell table:number-columns-repeated="2" office:value-type="string" calcext:value-type="string">
            <text:p>Häuser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3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Windfarm Heckelberg-Breydin</text:p>
          </table:table-cell>
          <table:table-cell office:value-type="float" office:value="16259" calcext:value-type="float">
            <text:p>16259</text:p>
          </table:table-cell>
          <table:table-cell office:value-type="string" calcext:value-type="string">
            <text:p>Heckelberg-Brunow und Breydin</text:p>
          </table:table-cell>
          <table:table-cell office:value-type="string" calcext:value-type="string">
            <text:p>Heckelberg-Breyd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5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78,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.ON Energy from Waste Helmstedt GmbH</text:p>
          </table:table-cell>
          <table:table-cell office:value-type="string" calcext:value-type="string">
            <text:p>TRV 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Linie 1-3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Cuno Heizkraftwerk Herdecke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H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17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oepchenwerk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Koepchenwer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3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Wintershall</text:p>
          </table:table-cell>
          <table:table-cell office:value-type="float" office:value="36266" calcext:value-type="float">
            <text:p>36266</text:p>
          </table:table-cell>
          <table:table-cell office:value-type="string" calcext:value-type="string">
            <text:p>Heringen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Dampf von extern aus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7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278" calcext:value-type="float">
            <text:p>27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ermsdorf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Hermsdorf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² 110</text:p>
          </table:table-cell>
        </table:table-row>
        <table:table-row table:style-name="ro5">
          <table:table-cell office:value-type="float" office:value="279" calcext:value-type="float">
            <text:p>2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8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hamrock</text:p>
          </table:table-cell>
          <table:table-cell office:value-type="float" office:value="44652" calcext:value-type="float">
            <text:p>44652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 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2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281" calcext:value-type="float">
            <text:p>281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0,0</text:p>
          </table:table-cell>
          <table:table-cell office:value-type="float" office:value="220" calcext:value-type="float">
            <text:p>220</text:p>
          </table:table-cell>
        </table:table-row>
        <table:table-row table:style-name="ro5">
          <table:table-cell office:value-type="float" office:value="282" calcext:value-type="float">
            <text:p>28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1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,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M</text:p>
          </table:table-cell>
          <table:table-cell office:value-type="float" office:value="31249" calcext:value-type="float">
            <text:p>31249</text:p>
          </table:table-cell>
          <table:table-cell office:value-type="string" calcext:value-type="string">
            <text:p>Hohenhameln OT Mehrum</text:p>
          </table:table-cell>
          <table:table-cell office:value-type="string" calcext:value-type="string">
            <text:p>Block 3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9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C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D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F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G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06" calcext:value-type="float">
            <text:p>30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3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6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F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errenrath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Berrenr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Altholz / SB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Ibbenbüren</text:p>
          </table:table-cell>
          <table:table-cell office:value-type="float" office:value="49479" calcext:value-type="float">
            <text:p>49479</text:p>
          </table:table-cell>
          <table:table-cell office:value-type="string" calcext:value-type="string">
            <text:p>Ibbenbüren</text:p>
          </table:table-cell>
          <table:table-cell office:value-type="string" calcext:value-type="string">
            <text:p>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8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Iffezheim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Iffezheim</text:p>
          </table:table-cell>
          <table:table-cell office:value-type="string" calcext:value-type="string">
            <text:p>Iffezheim M1-M4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Imst</text:p>
          </table:table-cell>
          <table:table-cell office:value-type="string" calcext:value-type="string">
            <text:p>A-6491</text:p>
          </table:table-cell>
          <table:table-cell office:value-type="string" calcext:value-type="string">
            <text:p>Imsterberg</text:p>
          </table:table-cell>
          <table:table-cell office:value-type="string" calcext:value-type="string">
            <text:p>IM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B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B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Heizöl 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A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Restga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ADS-Anlage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ch nicht 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8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HKW Jena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HKW Jen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Jenbach</text:p>
          </table:table-cell>
          <table:table-cell office:value-type="string" calcext:value-type="string">
            <text:p>A-6200</text:p>
          </table:table-cell>
          <table:table-cell office:value-type="string" calcext:value-type="string">
            <text:p>Jenbach</text:p>
          </table:table-cell>
          <table:table-cell office:value-type="string" calcext:value-type="string">
            <text:p>AW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Technische Werke Kaiserslautern</text:p>
          </table:table-cell>
          <table:table-cell office:value-type="string" calcext:value-type="string">
            <text:p>HKW Karcherstr.</text:p>
          </table:table-cell>
          <table:table-cell office:value-type="float" office:value="67665" calcext:value-type="float">
            <text:p>67665</text:p>
          </table:table-cell>
          <table:table-cell office:value-type="string" calcext:value-type="string">
            <text:p>Kaiserslautern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4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3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string" calcext:value-type="string">
            <text:p>Stadtwerke Karlsruhe GmbH</text:p>
          </table:table-cell>
          <table:table-cell office:value-type="string" calcext:value-type="string">
            <text:p>HKW West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T 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5,0</text:p>
          </table:table-cell>
          <table:table-cell office:value-type="float" office:value="380" calcext:value-type="float">
            <text:p>380</text:p>
          </table:table-cell>
        </table:table-row>
        <table:table-row table:style-name="ro6">
          <table:table-cell office:value-type="float" office:value="323" calcext:value-type="float">
            <text:p>323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324" calcext:value-type="float">
            <text:p>324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arnap</text:p>
          </table:table-cell>
          <table:table-cell office:value-type="float" office:value="45329" calcext:value-type="float">
            <text:p>45329</text:p>
          </table:table-cell>
          <table:table-cell office:value-type="string" calcext:value-type="string">
            <text:p>Karnap</text:p>
          </table:table-cell>
          <table:table-cell office:value-type="string" calcext:value-type="string">
            <text:p>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Stora Enso Maxau GmbH</text:p>
          </table:table-cell>
          <table:table-cell office:value-type="string" calcext:value-type="string">
            <text:p>Stora Enso Maxau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sruhe-Maxau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iomasse, Steinkohle, Abfall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1+HDE+DT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4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7,6</text:p>
          </table:table-cell>
          <table:table-cell office:value-type="float" office:value="60" calcext:value-type="float">
            <text:p>60</text:p>
          </table:table-cell>
        </table:table-row>
        <table:table-row table:style-name="ro9">
          <table:table-cell office:value-type="float" office:value="329" calcext:value-type="float">
            <text:p>329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FKK (Fernwärmekraftwerk Kassel)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Braunkohle Briketts, Hartbraunkohle, Petrolkoks, Ballastkohle, Gas (Anfahrbrennstoff)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HKW Mittelfeld</text:p>
          </table:table-cell>
          <table:table-cell office:value-type="float" office:value="34117" calcext:value-type="float">
            <text:p>34117</text:p>
          </table:table-cell>
          <table:table-cell office:value-type="string" calcext:value-type="string">
            <text:p>Kassel, Henschelplatz 1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,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el</text:p>
          </table:table-cell>
          <table:table-cell office:value-type="float" office:value="24149" calcext:value-type="float">
            <text:p>24149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23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332" calcext:value-type="float">
            <text:p>332</text:p>
          </table:table-cell>
          <table:table-cell office:value-type="string" calcext:value-type="string">
            <text:p>Stadtwerke Kiel AG / SWKiel Erzeugung GmbH</text:p>
          </table:table-cell>
          <table:table-cell office:value-type="string" calcext:value-type="string">
            <text:p>HKW Humboldtstr.</text:p>
          </table:table-cell>
          <table:table-cell office:value-type="float" office:value="24116" calcext:value-type="float">
            <text:p>24116</text:p>
          </table:table-cell>
          <table:table-cell office:value-type="string" calcext:value-type="string">
            <text:p>Kiel, Goethestr. 14</text:p>
          </table:table-cell>
          <table:table-cell office:value-type="string" calcext:value-type="string">
            <text:p> 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irchbichl</text:p>
          </table:table-cell>
          <table:table-cell office:value-type="string" calcext:value-type="string">
            <text:p>A-6322</text:p>
          </table:table-cell>
          <table:table-cell office:value-type="string" calcext:value-type="string">
            <text:p>Kirchbichl</text:p>
          </table:table-cell>
          <table:table-cell office:value-type="string" calcext:value-type="string">
            <text:p>KI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1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Braunau-Simbach</text:p>
          </table:table-cell>
          <table:table-cell office:value-type="float" office:value="84375" calcext:value-type="float">
            <text:p>84375</text:p>
          </table:table-cell>
          <table:table-cell office:value-type="string" calcext:value-type="string">
            <text:p>Kirchdorf</text:p>
          </table:table-cell>
          <table:table-cell office:value-type="string" calcext:value-type="string">
            <text:p>Braunau-Simbac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335" calcext:value-type="float">
            <text:p>335</text:p>
          </table:table-cell>
          <table:table-cell office:value-type="string" calcext:value-type="string">
            <text:p>E.ON Westfalen Weser Energie-Service GmbH</text:p>
          </table:table-cell>
          <table:table-cell office:value-type="string" calcext:value-type="string">
            <text:p>KW Kirchlengern</text:p>
          </table:table-cell>
          <table:table-cell office:value-type="float" office:value="32278" calcext:value-type="float">
            <text:p>32278</text:p>
          </table:table-cell>
          <table:table-cell office:value-type="string" calcext:value-type="string">
            <text:p>Kirchlengern</text:p>
          </table:table-cell>
          <table:table-cell office:value-type="string" calcext:value-type="string">
            <text:p>Gu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1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Kisselbach</text:p>
          </table:table-cell>
          <table:table-cell office:value-type="float" office:value="67304" calcext:value-type="float">
            <text:p>67304</text:p>
          </table:table-cell>
          <table:table-cell office:value-type="string" calcext:value-type="string">
            <text:p>Kisselbac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chensee</text:p>
          </table:table-cell>
          <table:table-cell office:value-type="float" office:value="82431" calcext:value-type="float">
            <text:p>82431</text:p>
          </table:table-cell>
          <table:table-cell office:value-type="string" calcext:value-type="string">
            <text:p>Kochel am See</text:p>
          </table:table-cell>
          <table:table-cell office:value-type="string" calcext:value-type="string">
            <text:p>Walchensee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1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Südstadt</text:p>
          </table:table-cell>
          <table:table-cell office:value-type="float" office:value="50677" calcext:value-type="float">
            <text:p>5067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39" calcext:value-type="float">
            <text:p>33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Niehl 2</text:p>
          </table:table-cell>
          <table:table-cell office:value-type="float" office:value="50735" calcext:value-type="float">
            <text:p>50735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13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40" calcext:value-type="float">
            <text:p>340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Block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,3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41" calcext:value-type="float">
            <text:p>341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42" calcext:value-type="float">
            <text:p>34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Raffineriekraftwerk Köln Godorf</text:p>
          </table:table-cell>
          <table:table-cell office:value-type="float" office:value="50997" calcext:value-type="float">
            <text:p>5099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 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Knapsack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Köln-Hürth</text:p>
          </table:table-cell>
          <table:table-cell office:value-type="string" calcext:value-type="string">
            <text:p>Block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88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Krefeld</text:p>
          </table:table-cell>
          <table:table-cell office:value-type="float" office:value="47809" calcext:value-type="float">
            <text:p>4780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2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Krefeld-Uerdingen N 230</text:p>
          </table:table-cell>
          <table:table-cell office:value-type="float" office:value="47829" calcext:value-type="float">
            <text:p>4782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Krefeld-Uerdingen N 23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rzhausen</text:p>
          </table:table-cell>
          <table:table-cell office:value-type="float" office:value="37547" calcext:value-type="float">
            <text:p>37547</text:p>
          </table:table-cell>
          <table:table-cell office:value-type="string" calcext:value-type="string">
            <text:p>Kreiensen</text:p>
          </table:table-cell>
          <table:table-cell office:value-type="string" calcext:value-type="string">
            <text:p>Pumpspeicher Kraftwerk Erzhause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ühtai</text:p>
          </table:table-cell>
          <table:table-cell office:value-type="string" calcext:value-type="string">
            <text:p>A-6183</text:p>
          </table:table-cell>
          <table:table-cell table:number-columns-repeated="2" office:value-type="string" calcext:value-type="string">
            <text:p>Kühta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9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 Biomasse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7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Langkampfen</text:p>
          </table:table-cell>
          <table:table-cell office:value-type="string" calcext:value-type="string">
            <text:p>A-6336</text:p>
          </table:table-cell>
          <table:table-cell office:value-type="string" calcext:value-type="string">
            <text:p>Langkampfen</text:p>
          </table:table-cell>
          <table:table-cell office:value-type="string" calcext:value-type="string">
            <text:p>L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51" calcext:value-type="float">
            <text:p>351</text:p>
          </table:table-cell>
          <table:table-cell office:value-type="string" calcext:value-type="string">
            <text:p>Energiedienst Holding AG</text:p>
          </table:table-cell>
          <table:table-cell office:value-type="string" calcext:value-type="string">
            <text:p>KW Laufenburg</text:p>
          </table:table-cell>
          <table:table-cell office:value-type="string" calcext:value-type="string">
            <text:p>CH-5080</text:p>
          </table:table-cell>
          <table:table-cell office:value-type="string" calcext:value-type="string">
            <text:p>Laufenburg</text:p>
          </table:table-cell>
          <table:table-cell office:value-type="string" calcext:value-type="string">
            <text:p>KW Laufenburg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,2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352" calcext:value-type="float">
            <text:p>352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353" calcext:value-type="float">
            <text:p>353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string" calcext:value-type="string">
            <text:p>Stadtwerke Leipzig GmbH</text:p>
          </table:table-cell>
          <table:table-cell office:value-type="string" calcext:value-type="string">
            <text:p>Heizkraftwerk Leipzig-Nord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lternativ leichtes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68" calcext:value-type="float">
            <text:p>38268</text:p>
          </table:table-cell>
          <table:table-cell office:value-type="string" calcext:value-type="string">
            <text:p>Lengede</text:p>
          </table:table-cell>
          <table:table-cell office:value-type="string" calcext:value-type="string">
            <text:p>Barbeck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,8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56" calcext:value-type="float">
            <text:p>356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,3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357" calcext:value-type="float">
            <text:p>357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,3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3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TOTAL Raffinerie Mitteldeutschland GmbH</text:p>
          </table:table-cell>
          <table:table-cell office:value-type="string" calcext:value-type="string">
            <text:p>Raffinerie-Kraftwerk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D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,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KT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AVEA MHKW Leverkusen GmbH &amp; Co. KG</text:p>
          </table:table-cell>
          <table:table-cell office:value-type="float" office:value="51373" calcext:value-type="float">
            <text:p>5137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 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ausmüll, diverse Abfallschlüsselnummer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366" calcext:value-type="float">
            <text:p>366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Leverkusen G15/G22</text:p>
          </table:table-cell>
          <table:table-cell office:value-type="float" office:value="51368" calcext:value-type="float">
            <text:p>5136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Leverkusen G15/G22</text:p>
          </table:table-cell>
          <table:table-cell office:value-type="string" calcext:value-type="string">
            <text:p>1962/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float" office:value="367" calcext:value-type="float">
            <text:p>3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68" calcext:value-type="float">
            <text:p>36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69" calcext:value-type="float">
            <text:p>36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70" calcext:value-type="float">
            <text:p>37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71" calcext:value-type="float">
            <text:p>37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7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372" calcext:value-type="float">
            <text:p>372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KK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29,0</text:p>
          </table:table-cell>
          <table:table-cell office:value-type="float" office:value="380" calcext:value-type="float">
            <text:p>380</text:p>
          </table:table-cell>
        </table:table-row>
        <table:table-row table:style-name="ro7">
          <table:table-cell office:value-type="float" office:value="373" calcext:value-type="float">
            <text:p>37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6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374" calcext:value-type="float">
            <text:p>37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4,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Mitte 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A800, GT 11, GT 12, DT 1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91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Sü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C 200, GT1, GT2, DT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90,0</text:p>
          </table:table-cell>
          <table:table-cell office:value-type="string" calcext:value-type="string">
            <text:p>Werksnetz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Nor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S 300, VT1, VT2, NT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l, Ersatzbrennstoffe gasförmig + flüssi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3,0</text:p>
          </table:table-cell>
          <table:table-cell office:value-type="string" calcext:value-type="string">
            <text:p>Werksnetz</text:p>
          </table:table-cell>
        </table:table-row>
        <table:table-row table:style-name="ro5">
          <table:table-cell office:value-type="float" office:value="378" calcext:value-type="float">
            <text:p>37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6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49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379" calcext:value-type="float">
            <text:p>3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24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BMK Lünen</text:p>
          </table:table-cell>
          <table:table-cell office:value-type="float" office:value="44536" calcext:value-type="float">
            <text:p>4453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,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,2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float" office:value="383" calcext:value-type="float">
            <text:p>38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gdeburg</text:p>
          </table:table-cell>
          <table:table-cell office:value-type="float" office:value="39104" calcext:value-type="float">
            <text:p>39104</text:p>
          </table:table-cell>
          <table:table-cell office:value-type="string" calcext:value-type="string">
            <text:p>Magede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9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2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,6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8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3" calcext:value-type="float">
            <text:p>393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D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,6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7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6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96" calcext:value-type="float">
            <text:p>396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2,5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397" calcext:value-type="float">
            <text:p>397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4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2,5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5,0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7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5,0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8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5,0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 GT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7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02" calcext:value-type="float">
            <text:p>4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I GT (solo)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 III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2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B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F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Gasförmige Einsatzstoff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11" calcext:value-type="float">
            <text:p>411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412" calcext:value-type="float">
            <text:p>412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4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13" calcext:value-type="float">
            <text:p>413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feste Abfäll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414" calcext:value-type="float">
            <text:p>414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Pumpspeicherkraftwerk Glems</text:p>
          </table:table-cell>
          <table:table-cell office:value-type="float" office:value="72555" calcext:value-type="float">
            <text:p>72555</text:p>
          </table:table-cell>
          <table:table-cell office:value-type="string" calcext:value-type="string">
            <text:p>Metzingen-Glems</text:p>
          </table:table-cell>
          <table:table-cell office:value-type="string" calcext:value-type="string">
            <text:p>Pumpspeicherkraftwerk Glems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Morbach</text:p>
          </table:table-cell>
          <table:table-cell office:value-type="float" office:value="54497" calcext:value-type="float">
            <text:p>54497</text:p>
          </table:table-cell>
          <table:table-cell office:value-type="string" calcext:value-type="string">
            <text:p>Morbach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Grabe</text:p>
          </table:table-cell>
          <table:table-cell office:value-type="float" office:value="99974" calcext:value-type="float">
            <text:p>99974</text:p>
          </table:table-cell>
          <table:table-cell office:value-type="string" calcext:value-type="string">
            <text:p>Mühlhausen Grabe</text:p>
          </table:table-cell>
          <table:table-cell office:value-type="string" calcext:value-type="string">
            <text:p>GTKW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</table:table-row>
        <table:table-row table:style-name="ro7">
          <table:table-cell office:value-type="float" office:value="418" calcext:value-type="float">
            <text:p>4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Mumsdorf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Mumsdorf</text:p>
          </table:table-cell>
          <table:table-cell office:value-type="string" calcext:value-type="string">
            <text:p>Industriekraftwerk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9" calcext:value-type="float">
            <text:p>41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1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2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5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75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6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2,9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string" calcext:value-type="string">
            <text:p>Stadtwerke Münster GmbH</text:p>
          </table:table-cell>
          <table:table-cell office:value-type="string" calcext:value-type="string">
            <text:p>Heizkraftwerk Hafen</text:p>
          </table:table-cell>
          <table:table-cell office:value-type="float" office:value="48155" calcext:value-type="float">
            <text:p>48155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Heizkraftwerk Hafen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4,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Markee II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Berge-Lietzow-Naue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0</text:p>
          </table:table-cell>
          <table:table-cell office:value-type="float" office:value="380" calcext:value-type="float">
            <text:p>380</text:p>
          </table:table-cell>
        </table:table-row>
        <table:table-row table:style-name="ro6">
          <table:table-cell office:value-type="float" office:value="426" calcext:value-type="float">
            <text:p>42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6">
          <table:table-cell office:value-type="float" office:value="427" calcext:value-type="float">
            <text:p>42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8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Neubrandenburger Stadtwerke GmbH</text:p>
          </table:table-cell>
          <table:table-cell office:value-type="string" calcext:value-type="string">
            <text:p>GuD-HKW Neubrandenburg</text:p>
          </table:table-cell>
          <table:table-cell office:value-type="float" office:value="17034" calcext:value-type="float">
            <text:p>17034</text:p>
          </table:table-cell>
          <table:table-cell office:value-type="string" calcext:value-type="string">
            <text:p>Neubrandenburg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2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429" calcext:value-type="float">
            <text:p>429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ittenbrunn</text:p>
          </table:table-cell>
          <table:table-cell office:value-type="float" office:value="86633" calcext:value-type="float">
            <text:p>86633</text:p>
          </table:table-cell>
          <table:table-cell office:value-type="string" calcext:value-type="string">
            <text:p>Neuburg a.d. Donau</text:p>
          </table:table-cell>
          <table:table-cell office:value-type="string" calcext:value-type="string">
            <text:p>entfällt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SWN Stadtwerke Neumünster GmbH</text:p>
          </table:table-cell>
          <table:table-cell office:value-type="string" calcext:value-type="string">
            <text:p>HKW-Bismarckstraße</text:p>
          </table:table-cell>
          <table:table-cell office:value-type="float" office:value="24534" calcext:value-type="float">
            <text:p>24534</text:p>
          </table:table-cell>
          <table:table-cell office:value-type="string" calcext:value-type="string">
            <text:p>Neumünster</text:p>
          </table:table-cell>
          <table:table-cell office:value-type="string" calcext:value-type="string">
            <text:p>HKW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3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Aubach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Neuötting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,1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33" calcext:value-type="float">
            <text:p>4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7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35" calcext:value-type="float">
            <text:p>4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2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36" calcext:value-type="float">
            <text:p>4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D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37" calcext:value-type="float">
            <text:p>4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1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38" calcext:value-type="float">
            <text:p>438</text:p>
          </table:table-cell>
          <table:table-cell office:value-type="string" calcext:value-type="string">
            <text:p>Bayernoil Raffineriegesellschaft mbH</text:p>
          </table:table-cell>
          <table:table-cell office:value-type="string" calcext:value-type="string">
            <text:p>Cogeneration</text:p>
          </table:table-cell>
          <table:table-cell office:value-type="float" office:value="93328" calcext:value-type="float">
            <text:p>93328</text:p>
          </table:table-cell>
          <table:table-cell office:value-type="string" calcext:value-type="string">
            <text:p>Neustad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39" calcext:value-type="float">
            <text:p>43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7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440" calcext:value-type="float">
            <text:p>44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9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441" calcext:value-type="float">
            <text:p>44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4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42" calcext:value-type="float">
            <text:p>44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3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43" calcext:value-type="float">
            <text:p>44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44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44" calcext:value-type="float">
            <text:p>4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5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5" calcext:value-type="float">
            <text:p>4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5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6" calcext:value-type="float">
            <text:p>4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C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4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7" calcext:value-type="float">
            <text:p>4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5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8" calcext:value-type="float">
            <text:p>4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ortuna Nord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ortuna Nor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49" calcext:value-type="float">
            <text:p>449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Lehmen</text:p>
          </table:table-cell>
          <table:table-cell office:value-type="float" office:value="56332" calcext:value-type="float">
            <text:p>56332</text:p>
          </table:table-cell>
          <table:table-cell office:value-type="string" calcext:value-type="string">
            <text:p>Niederfel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Niederkirchen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Niederkirch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453" calcext:value-type="float">
            <text:p>45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eiberg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Niederwiesa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Vattenfall Europe Windkraft GmbH</text:p>
          </table:table-cell>
          <table:table-cell office:value-type="string" calcext:value-type="string">
            <text:p>alpha ventus</text:p>
          </table:table-cell>
          <table:table-cell office:value-type="float" office:value="26506" calcext:value-type="float">
            <text:p>26506</text:p>
          </table:table-cell>
          <table:table-cell office:value-type="string" calcext:value-type="string">
            <text:p>Nordsee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G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H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C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3" calcext:value-type="float">
            <text:p>463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onstig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 (Fremddampfbezug), Gas, …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8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7" calcext:value-type="float">
            <text:p>46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Nußdorf</text:p>
          </table:table-cell>
          <table:table-cell office:value-type="float" office:value="83131" calcext:value-type="float">
            <text:p>83131</text:p>
          </table:table-cell>
          <table:table-cell table:number-columns-repeated="2" office:value-type="string" calcext:value-type="string">
            <text:p>Nußdorf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9" calcext:value-type="float">
            <text:p>469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Oberaudorf-Ebbs</text:p>
          </table:table-cell>
          <table:table-cell office:value-type="float" office:value="83080" calcext:value-type="float">
            <text:p>83080</text:p>
          </table:table-cell>
          <table:table-cell office:value-type="string" calcext:value-type="string">
            <text:p>Oberaudorf</text:p>
          </table:table-cell>
          <table:table-cell office:value-type="string" calcext:value-type="string">
            <text:p>Oberaudorf-Ebb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</text:p>
          </table:table-cell>
          <table:table-cell office:value-type="float" office:value="46045" calcext:value-type="float">
            <text:p>460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1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471" calcext:value-type="float">
            <text:p>47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72" calcext:value-type="float">
            <text:p>47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I</text:p>
          </table:table-cell>
          <table:table-cell office:value-type="float" office:value="46145" calcext:value-type="float">
            <text:p>461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74" calcext:value-type="float">
            <text:p>474</text:p>
          </table:table-cell>
          <table:table-cell office:value-type="string" calcext:value-type="string">
            <text:p>Kraftwerk Obernburg GmbH</text:p>
          </table:table-cell>
          <table:table-cell office:value-type="string" calcext:value-type="string">
            <text:p>Obernburg</text:p>
          </table:table-cell>
          <table:table-cell office:value-type="float" office:value="63784" calcext:value-type="float">
            <text:p>63784</text:p>
          </table:table-cell>
          <table:table-cell office:value-type="string" calcext:value-type="string">
            <text:p>Obernburg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4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75" calcext:value-type="float">
            <text:p>475</text:p>
          </table:table-cell>
          <table:table-cell office:value-type="string" calcext:value-type="string">
            <text:p>Energieversorgung Offenbach AG</text:p>
          </table:table-cell>
          <table:table-cell office:value-type="string" calcext:value-type="string">
            <text:p>Heizkraftwerk Offenbach</text:p>
          </table:table-cell>
          <table:table-cell office:value-type="float" office:value="63067" calcext:value-type="float">
            <text:p>63067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 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Zufeuerung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6" calcext:value-type="float">
            <text:p>47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tzehoe</text:p>
          </table:table-cell>
          <table:table-cell office:value-type="float" office:value="25588" calcext:value-type="float">
            <text:p>25588</text:p>
          </table:table-cell>
          <table:table-cell office:value-type="string" calcext:value-type="string">
            <text:p>Oldendorf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7" calcext:value-type="float">
            <text:p>4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Audorf</text:p>
          </table:table-cell>
          <table:table-cell office:value-type="float" office:value="24783" calcext:value-type="float">
            <text:p>24783</text:p>
          </table:table-cell>
          <table:table-cell office:value-type="string" calcext:value-type="string">
            <text:p>Osterrönfeld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8" calcext:value-type="float">
            <text:p>478</text:p>
          </table:table-cell>
          <table:table-cell office:value-type="string" calcext:value-type="string">
            <text:p>EnBW Baltic 1 GmbH &amp; Co. KG</text:p>
          </table:table-cell>
          <table:table-cell office:value-type="string" calcext:value-type="string">
            <text:p>Windpark Baltic 1</text:p>
          </table:table-cell>
          <table:table-cell office:value-type="float" office:value="18182" calcext:value-type="float">
            <text:p>18182</text:p>
          </table:table-cell>
          <table:table-cell office:value-type="string" calcext:value-type="string">
            <text:p>Ostsee</text:p>
          </table:table-cell>
          <table:table-cell office:value-type="string" calcext:value-type="string">
            <text:p>Baltic 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,3</text:p>
          </table:table-cell>
          <table:table-cell office:value-type="float" office:value="150" calcext:value-type="float">
            <text:p>150</text:p>
          </table:table-cell>
        </table:table-row>
        <table:table-row table:style-name="ro3">
          <table:table-cell office:value-type="float" office:value="479" calcext:value-type="float">
            <text:p>47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7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480" calcext:value-type="float">
            <text:p>4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5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Ober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u. 2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5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6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483" calcext:value-type="float">
            <text:p>48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Windfeld Verwaltungsgesellschaft mbH</text:p>
          </table:table-cell>
          <table:table-cell office:value-type="float" office:value="17309" calcext:value-type="float">
            <text:p>17309</text:p>
          </table:table-cell>
          <table:table-cell office:value-type="string" calcext:value-type="string">
            <text:p>Pasewalk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84" calcext:value-type="float">
            <text:p>48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Kachle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3,7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85" calcext:value-type="float">
            <text:p>485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entfäll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3,7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86" calcext:value-type="float">
            <text:p>48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Passau-Ingling</text:p>
          </table:table-cell>
          <table:table-cell office:value-type="float" office:value="94036" calcext:value-type="float">
            <text:p>94036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Passau-Ingling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B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93" calcext:value-type="float">
            <text:p>493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Perach</text:p>
          </table:table-cell>
          <table:table-cell office:value-type="float" office:value="84567" calcext:value-type="float">
            <text:p>84567</text:p>
          </table:table-cell>
          <table:table-cell office:value-type="string" calcext:value-type="string">
            <text:p>Perach</text:p>
          </table:table-cell>
          <table:table-cell office:value-type="string" calcext:value-type="string">
            <text:p> 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9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4" calcext:value-type="float">
            <text:p>49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eyden</text:p>
          </table:table-cell>
          <table:table-cell office:value-type="float" office:value="32469" calcext:value-type="float">
            <text:p>32469</text:p>
          </table:table-cell>
          <table:table-cell office:value-type="string" calcext:value-type="string">
            <text:p>Petershagen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7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95" calcext:value-type="float">
            <text:p>49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Geislin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496" calcext:value-type="float">
            <text:p>496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entfällt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Biomass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Erdgas, Klär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,3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8" calcext:value-type="float">
            <text:p>498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Gaskesselanlag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,3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9" calcext:value-type="float">
            <text:p>499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Kombiblock/Gu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1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Wirbelschichtbl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Abfall (Ersatzbrennstoffe), Klär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6,9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2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0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02" calcext:value-type="float">
            <text:p>5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1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03" calcext:value-type="float">
            <text:p>503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Hattorf</text:p>
          </table:table-cell>
          <table:table-cell office:value-type="float" office:value="36269" calcext:value-type="float">
            <text:p>36269</text:p>
          </table:table-cell>
          <table:table-cell office:value-type="string" calcext:value-type="string">
            <text:p>Phillippstha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Kraftwerk Plattling GmbH</text:p>
          </table:table-cell>
          <table:table-cell office:value-type="float" office:value="94447" calcext:value-type="float">
            <text:p>94447</text:p>
          </table:table-cell>
          <table:table-cell office:value-type="string" calcext:value-type="string">
            <text:p>Plattling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Putlitz</text:p>
          </table:table-cell>
          <table:table-cell office:value-type="float" office:value="16949" calcext:value-type="float">
            <text:p>16949</text:p>
          </table:table-cell>
          <table:table-cell office:value-type="string" calcext:value-type="string">
            <text:p>Porep</text:p>
          </table:table-cell>
          <table:table-cell office:value-type="string" calcext:value-type="string">
            <text:p>Putlit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2,0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Ummeln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100 %)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50 %)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35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2" calcext:value-type="float">
            <text:p>2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3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Energie und Wasser Potsdam GmbH</text:p>
          </table:table-cell>
          <table:table-cell office:value-type="string" calcext:value-type="string">
            <text:p>HKW Potsdam-Süd</text:p>
          </table:table-cell>
          <table:table-cell office:value-type="float" office:value="14478" calcext:value-type="float">
            <text:p>14478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Gesamtanlag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aunertal</text:p>
          </table:table-cell>
          <table:table-cell office:value-type="string" calcext:value-type="string">
            <text:p>A-6522</text:p>
          </table:table-cell>
          <table:table-cell office:value-type="string" calcext:value-type="string">
            <text:p>Prutz</text:p>
          </table:table-cell>
          <table:table-cell office:value-type="string" calcext:value-type="string">
            <text:p>KtW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92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513" calcext:value-type="float">
            <text:p>513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Weiher</text:p>
          </table:table-cell>
          <table:table-cell office:value-type="float" office:value="66287" calcext:value-type="float">
            <text:p>66287</text:p>
          </table:table-cell>
          <table:table-cell office:value-type="string" calcext:value-type="string">
            <text:p>Quierschied</text:p>
          </table:table-cell>
          <table:table-cell office:value-type="string" calcext:value-type="string">
            <text:p>Weiher II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5,6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14" calcext:value-type="float">
            <text:p>51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Raguhn GmbH</text:p>
          </table:table-cell>
          <table:table-cell office:value-type="float" office:value="6779" calcext:value-type="float">
            <text:p>6779</text:p>
          </table:table-cell>
          <table:table-cell office:value-type="string" calcext:value-type="string">
            <text:p>Raguhn-Jeßnitz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,9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string" calcext:value-type="string">
            <text:p>HEAG Südhessische Energie AG</text:p>
          </table:table-cell>
          <table:table-cell office:value-type="string" calcext:value-type="string">
            <text:p>Windpark Havelland</text:p>
          </table:table-cell>
          <table:table-cell office:value-type="float" office:value="14776" calcext:value-type="float">
            <text:p>14776</text:p>
          </table:table-cell>
          <table:table-cell office:value-type="string" calcext:value-type="string">
            <text:p>Raum Branden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3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516" calcext:value-type="float">
            <text:p>51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eckingen</text:p>
          </table:table-cell>
          <table:table-cell office:value-type="float" office:value="79790" calcext:value-type="float">
            <text:p>79790</text:p>
          </table:table-cell>
          <table:table-cell table:number-columns-repeated="2" office:value-type="string" calcext:value-type="string">
            <text:p>Reckingen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8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17" calcext:value-type="float">
            <text:p>517</text:p>
          </table:table-cell>
          <table:table-cell office:value-type="string" calcext:value-type="string">
            <text:p>FairEnergie GmbH</text:p>
          </table:table-cell>
          <table:table-cell office:value-type="string" calcext:value-type="string">
            <text:p>BHKW Hauffstrasse</text:p>
          </table:table-cell>
          <table:table-cell office:value-type="float" office:value="72762" calcext:value-type="float">
            <text:p>72762</text:p>
          </table:table-cell>
          <table:table-cell office:value-type="string" calcext:value-type="string">
            <text:p>Reutlingen</text:p>
          </table:table-cell>
          <table:table-cell office:value-type="string" calcext:value-type="string">
            <text:p>nei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9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518" calcext:value-type="float">
            <text:p>51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hein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Rheinau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0</text:p>
          </table:table-cell>
          <table:table-cell office:value-type="string" calcext:value-type="string">
            <text:p>unbekannt</text:p>
          </table:table-cell>
        </table:table-row>
        <table:table-row table:style-name="ro6">
          <table:table-cell office:value-type="float" office:value="519" calcext:value-type="float">
            <text:p>519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Solvay Rheinberg (KWK Anlage)</text:p>
          </table:table-cell>
          <table:table-cell office:value-type="float" office:value="47495" calcext:value-type="float">
            <text:p>47495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20" calcext:value-type="float">
            <text:p>5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Rheinfelden</text:p>
          </table:table-cell>
          <table:table-cell office:value-type="float" office:value="79618" calcext:value-type="float">
            <text:p>79618</text:p>
          </table:table-cell>
          <table:table-cell office:value-type="string" calcext:value-type="string">
            <text:p>Rheinfelden</text:p>
          </table:table-cell>
          <table:table-cell office:value-type="string" calcext:value-type="string">
            <text:p>KW Rheinfeld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3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21" calcext:value-type="float">
            <text:p>52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Rosenheim</text:p>
          </table:table-cell>
          <table:table-cell office:value-type="float" office:value="83101" calcext:value-type="float">
            <text:p>83101</text:p>
          </table:table-cell>
          <table:table-cell office:value-type="string" calcext:value-type="string">
            <text:p>Rohrdorf</text:p>
          </table:table-cell>
          <table:table-cell office:value-type="string" calcext:value-type="string">
            <text:p> 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e 1-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MHKW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Turbine 1a/b,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,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Wasserkraft-werk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Wasserkraftwerk Oberwöhr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Roßhaupten</text:p>
          </table:table-cell>
          <table:table-cell office:value-type="float" office:value="87672" calcext:value-type="float">
            <text:p>87672</text:p>
          </table:table-cell>
          <table:table-cell table:number-columns-repeated="2" office:value-type="string" calcext:value-type="string">
            <text:p>Roßhaupten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5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28" calcext:value-type="float">
            <text:p>528</text:p>
          </table:table-cell>
          <table:table-cell office:value-type="string" calcext:value-type="string">
            <text:p>Stadtwerke Rostock AG</text:p>
          </table:table-cell>
          <table:table-cell office:value-type="string" calcext:value-type="string">
            <text:p>GuD Marienehe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Rostock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29" calcext:value-type="float">
            <text:p>5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NG Kraftwerk Rostock</text:p>
          </table:table-cell>
          <table:table-cell office:value-type="float" office:value="18147" calcext:value-type="float">
            <text:p>18147</text:p>
          </table:table-cell>
          <table:table-cell table:number-columns-repeated="2" office:value-type="string" calcext:value-type="string">
            <text:p>Rost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8,0</text:p>
          </table:table-cell>
          <table:table-cell office:value-type="float" office:value="380" calcext:value-type="float">
            <text:p>380</text:p>
          </table:table-cell>
        </table:table-row>
        <table:table-row table:style-name="ro6">
          <table:table-cell office:value-type="float" office:value="530" calcext:value-type="float">
            <text:p>530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Gehrlicher GmbH &amp; Co. Solarpark Rothenburg KG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Rothenburg</text:p>
          </table:table-cell>
          <table:table-cell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31" calcext:value-type="float">
            <text:p>5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Feldkirchen</text:p>
          </table:table-cell>
          <table:table-cell office:value-type="float" office:value="83543" calcext:value-type="float">
            <text:p>83543</text:p>
          </table:table-cell>
          <table:table-cell office:value-type="string" calcext:value-type="string">
            <text:p>Rott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8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32" calcext:value-type="float">
            <text:p>532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IKW Rüdersdorf</text:p>
          </table:table-cell>
          <table:table-cell office:value-type="float" office:value="15562" calcext:value-type="float">
            <text:p>15562</text:p>
          </table:table-cell>
          <table:table-cell office:value-type="string" calcext:value-type="string">
            <text:p>Rüdersdorf bei Berlin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533" calcext:value-type="float">
            <text:p>533</text:p>
          </table:table-cell>
          <table:table-cell office:value-type="string" calcext:value-type="string">
            <text:p>Energie- und Medienversorgung Schwarza GmbH</text:p>
          </table:table-cell>
          <table:table-cell office:value-type="string" calcext:value-type="string">
            <text:p>HKW Schwarza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Rudolstadt</text:p>
          </table:table-cell>
          <table:table-cell office:value-type="string" calcext:value-type="string">
            <text:p> 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8</text:p>
          </table:table-cell>
          <table:table-cell office:value-type="float" office:value="20" calcext:value-type="float">
            <text:p>20</text:p>
          </table:table-cell>
        </table:table-row>
        <table:table-row table:style-name="ro10">
          <table:table-cell office:value-type="float" office:value="534" calcext:value-type="float">
            <text:p>534</text:p>
          </table:table-cell>
          <table:table-cell office:value-type="string" calcext:value-type="string">
            <text:p>Konsortium Energieversorgung Opel oHG der RWE Innogy Cogen GmbH und der Kraftwerke Mainz-Wiesbaden AG</text:p>
          </table:table-cell>
          <table:table-cell office:value-type="string" calcext:value-type="string">
            <text:p>GuD-Heizkraftwerk M120 Rüsselsheim</text:p>
          </table:table-cell>
          <table:table-cell office:value-type="float" office:value="65429" calcext:value-type="float">
            <text:p>65429</text:p>
          </table:table-cell>
          <table:table-cell office:value-type="string" calcext:value-type="string">
            <text:p>Rüsselsheim</text:p>
          </table:table-cell>
          <table:table-cell office:value-type="string" calcext:value-type="string">
            <text:p>GuD-Anlag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35" calcext:value-type="float">
            <text:p>53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yburg-Schwörstadt </text:p>
          </table:table-cell>
          <table:table-cell office:value-type="float" office:value="79739" calcext:value-type="float">
            <text:p>79739</text:p>
          </table:table-cell>
          <table:table-cell table:number-columns-repeated="2" office:value-type="string" calcext:value-type="string">
            <text:p>Ryburg-Schwörstadt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Heizkraftwerk Römerbrücke</text:p>
          </table:table-cell>
          <table:table-cell office:value-type="float" office:value="66121" calcext:value-type="float">
            <text:p>66121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967 / 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Steinkohle, Heizöl extra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,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b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AB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4,5</text:p>
          </table:table-cell>
          <table:table-cell office:value-type="string" calcext:value-type="string">
            <text:p>Werksnetz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1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7,0</text:p>
          </table:table-cell>
          <table:table-cell office:value-type="string" calcext:value-type="string">
            <text:p>Werksnetz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2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7,0</text:p>
          </table:table-cell>
          <table:table-cell office:value-type="string" calcext:value-type="string">
            <text:p>Werksnetz</text:p>
          </table:table-cell>
        </table:table-row>
        <table:table-row table:style-name="ro3">
          <table:table-cell office:value-type="float" office:value="545" calcext:value-type="float">
            <text:p>54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chaffhausen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Schaffhausen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546" calcext:value-type="float">
            <text:p>54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47" calcext:value-type="float">
            <text:p>54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B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48" calcext:value-type="float">
            <text:p>548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Detzem</text:p>
          </table:table-cell>
          <table:table-cell office:value-type="float" office:value="54340" calcext:value-type="float">
            <text:p>54340</text:p>
          </table:table-cell>
          <table:table-cell office:value-type="string" calcext:value-type="string">
            <text:p>Schleich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B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551" calcext:value-type="float">
            <text:p>55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rlinde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Schönerlin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552" calcext:value-type="float">
            <text:p>55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indpark Schönewalde</text:p>
          </table:table-cell>
          <table:table-cell office:value-type="float" office:value="4916" calcext:value-type="float">
            <text:p>4916</text:p>
          </table:table-cell>
          <table:table-cell office:value-type="string" calcext:value-type="string">
            <text:p>Schönewal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8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53" calcext:value-type="float">
            <text:p>553</text:p>
          </table:table-cell>
          <table:table-cell office:value-type="string" calcext:value-type="string">
            <text:p>BASF Schwarzheide GmbH</text:p>
          </table:table-cell>
          <table:table-cell office:value-type="string" calcext:value-type="string">
            <text:p>GuD-Schwarzheid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chwarzheide</text:p>
          </table:table-cell>
          <table:table-cell office:value-type="string" calcext:value-type="string">
            <text:p>GUD-Anla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PCK Raffinerie GmbH</text:p>
          </table:table-cell>
          <table:table-cell office:value-type="string" calcext:value-type="string">
            <text:p>IKS PCK Schwedt</text:p>
          </table:table-cell>
          <table:table-cell office:value-type="float" office:value="16303" calcext:value-type="float">
            <text:p>16303</text:p>
          </table:table-cell>
          <table:table-cell office:value-type="string" calcext:value-type="string">
            <text:p>Schwedt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HSC-R, Visbreaker, CLO, LCO, Raffinerie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6,5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555" calcext:value-type="float">
            <text:p>555</text:p>
          </table:table-cell>
          <table:table-cell office:value-type="string" calcext:value-type="string">
            <text:p>GKS-Gemeinschaftskraftwerk Schweinfurt GmbH</text:p>
          </table:table-cell>
          <table:table-cell office:value-type="string" calcext:value-type="string">
            <text:p>Gemeinschaftskraftwerk Schweinfurt </text:p>
          </table:table-cell>
          <table:table-cell office:value-type="float" office:value="97424" calcext:value-type="float">
            <text:p>97424</text:p>
          </table:table-cell>
          <table:table-cell office:value-type="string" calcext:value-type="string">
            <text:p>Schweinfurt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26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556" calcext:value-type="float">
            <text:p>556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Lankow</text:p>
          </table:table-cell>
          <table:table-cell office:value-type="float" office:value="19057" calcext:value-type="float">
            <text:p>19057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0</text:p>
          </table:table-cell>
          <table:table-cell office:value-type="float" office:value="20" calcext:value-type="float">
            <text:p>20</text:p>
          </table:table-cell>
        </table:table-row>
        <table:table-row table:style-name="ro7">
          <table:table-cell office:value-type="float" office:value="557" calcext:value-type="float">
            <text:p>557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Süd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Silz</text:p>
          </table:table-cell>
          <table:table-cell office:value-type="string" calcext:value-type="string">
            <text:p>A-6424</text:p>
          </table:table-cell>
          <table:table-cell table:number-columns-repeated="2" office:value-type="string" calcext:value-type="string">
            <text:p>Silz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59" calcext:value-type="float">
            <text:p>559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eufelsbruck</text:p>
          </table:table-cell>
          <table:table-cell office:value-type="float" office:value="83564" calcext:value-type="float">
            <text:p>83564</text:p>
          </table:table-cell>
          <table:table-cell office:value-type="string" calcext:value-type="string">
            <text:p>Soyen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60" calcext:value-type="float">
            <text:p>560</text:p>
          </table:table-cell>
          <table:table-cell office:value-type="string" calcext:value-type="string">
            <text:p>Alpiq Spreetal GmbH</text:p>
          </table:table-cell>
          <table:table-cell office:value-type="string" calcext:value-type="string">
            <text:p>GuD Anlage Spreetal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Spreetal</text:p>
          </table:table-cell>
          <table:table-cell office:value-type="string" calcext:value-type="string">
            <text:p>Gu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67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B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67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63" calcext:value-type="float">
            <text:p>5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chärding-Neuhaus</text:p>
          </table:table-cell>
          <table:table-cell office:value-type="string" calcext:value-type="string">
            <text:p>A-4782</text:p>
          </table:table-cell>
          <table:table-cell office:value-type="string" calcext:value-type="string">
            <text:p>St. Florian am Inn</text:p>
          </table:table-cell>
          <table:table-cell office:value-type="string" calcext:value-type="string">
            <text:p>Schärding-Neuhau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Dow Deutschland Anlagengesellschaft mbH</text:p>
          </table:table-cell>
          <table:table-cell office:value-type="string" calcext:value-type="string">
            <text:p>Dow Stade</text:p>
          </table:table-cell>
          <table:table-cell office:value-type="float" office:value="21683" calcext:value-type="float">
            <text:p>21683</text:p>
          </table:table-cell>
          <table:table-cell office:value-type="string" calcext:value-type="string">
            <text:p>Stade</text:p>
          </table:table-cell>
          <table:table-cell office:value-type="string" calcext:value-type="string">
            <text:p>Kraftwärme-kopplungsanlag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Wasserstoff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3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Unterweser</text:p>
          </table:table-cell>
          <table:table-cell office:value-type="float" office:value="26935" calcext:value-type="float">
            <text:p>26935</text:p>
          </table:table-cell>
          <table:table-cell office:value-type="string" calcext:value-type="string">
            <text:p>Stadland</text:p>
          </table:table-cell>
          <table:table-cell office:value-type="string" calcext:value-type="string">
            <text:p>KK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66" calcext:value-type="float">
            <text:p>56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Stammham</text:p>
          </table:table-cell>
          <table:table-cell office:value-type="float" office:value="84533" calcext:value-type="float">
            <text:p>84533</text:p>
          </table:table-cell>
          <table:table-cell office:value-type="string" calcext:value-type="string">
            <text:p>Stammham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67" calcext:value-type="float">
            <text:p>567</text:p>
          </table:table-cell>
          <table:table-cell office:value-type="string" calcext:value-type="string">
            <text:p>KWG Kraftwerksgesellschaft mbH</text:p>
          </table:table-cell>
          <table:table-cell office:value-type="string" calcext:value-type="string">
            <text:p>GuD-IKW</text:p>
          </table:table-cell>
          <table:table-cell office:value-type="float" office:value="39418" calcext:value-type="float">
            <text:p>39418</text:p>
          </table:table-cell>
          <table:table-cell office:value-type="string" calcext:value-type="string">
            <text:p>Staßfurt</text:p>
          </table:table-cell>
          <table:table-cell office:value-type="string" calcext:value-type="string">
            <text:p>GuD-IKW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-Gas, H-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68" calcext:value-type="float">
            <text:p>5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table:number-columns-repeated="2" office:value-type="string" calcext:value-type="string">
            <text:p>Straubing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1,5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569" calcext:value-type="float">
            <text:p>569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office:value-type="string" calcext:value-type="string">
            <text:p>Straubing</text:p>
          </table:table-cell>
          <table:table-cell office:value-type="string" calcext:value-type="string">
            <text:p>entfäll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1,5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70" calcext:value-type="float">
            <text:p>5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GT 1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DT 14 ne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6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6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7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8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Tanzmühle</text:p>
          </table:table-cell>
          <table:table-cell office:value-type="float" office:value="92723" calcext:value-type="float">
            <text:p>92723</text:p>
          </table:table-cell>
          <table:table-cell office:value-type="string" calcext:value-type="string">
            <text:p>Tännesberg</text:p>
          </table:table-cell>
          <table:table-cell office:value-type="string" calcext:value-type="string">
            <text:p> 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78" calcext:value-type="float">
            <text:p>57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öging</text:p>
          </table:table-cell>
          <table:table-cell office:value-type="float" office:value="84513" calcext:value-type="float">
            <text:p>84513</text:p>
          </table:table-cell>
          <table:table-cell office:value-type="string" calcext:value-type="string">
            <text:p>Töging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5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Reisach</text:p>
          </table:table-cell>
          <table:table-cell office:value-type="float" office:value="92555" calcext:value-type="float">
            <text:p>92555</text:p>
          </table:table-cell>
          <table:table-cell office:value-type="string" calcext:value-type="string">
            <text:p>Trausnitz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80" calcext:value-type="float">
            <text:p>5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Lünerseewerk</text:p>
          </table:table-cell>
          <table:table-cell office:value-type="string" calcext:value-type="string">
            <text:p>A-6774</text:p>
          </table:table-cell>
          <table:table-cell office:value-type="string" calcext:value-type="string">
            <text:p>Tschagguns</text:p>
          </table:table-cell>
          <table:table-cell office:value-type="string" calcext:value-type="string">
            <text:p>Masch. 1 bis 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1,9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81" calcext:value-type="float">
            <text:p>581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Rappenberghalde</text:p>
          </table:table-cell>
          <table:table-cell office:value-type="float" office:value="72070" calcext:value-type="float">
            <text:p>72070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8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2" calcext:value-type="float">
            <text:p>582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Eisenhut 2</text:p>
          </table:table-cell>
          <table:table-cell office:value-type="float" office:value="72072" calcext:value-type="float">
            <text:p>72072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3" calcext:value-type="float">
            <text:p>583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GKT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4" calcext:value-type="float">
            <text:p>584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Brückenstraße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585" calcext:value-type="float">
            <text:p>585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Obere Viehweide</text:p>
          </table:table-cell>
          <table:table-cell office:value-type="float" office:value="72076" calcext:value-type="float">
            <text:p>72076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,7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6" calcext:value-type="float">
            <text:p>58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rnow-Preilack FF Infrastruktur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Turnow-Preila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,8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87" calcext:value-type="float">
            <text:p>587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1 FF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,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2 FF Infrastruktur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89" calcext:value-type="float">
            <text:p>58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3" calcext:value-type="float">
            <text:p>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0" calcext:value-type="float">
            <text:p>59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2" calcext:value-type="float">
            <text:p>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3,0</text:p>
          </table:table-cell>
          <table:table-cell office:value-type="float" office:value="380" calcext:value-type="float">
            <text:p>380</text:p>
          </table:table-cell>
        </table:table-row>
        <table:table-row table:style-name="ro6">
          <table:table-cell office:value-type="float" office:value="591" calcext:value-type="float">
            <text:p>591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Osterwedding)</text:p>
          </table:table-cell>
          <table:table-cell office:value-type="float" office:value="39171" calcext:value-type="float">
            <text:p>39171</text:p>
          </table:table-cell>
          <table:table-cell office:value-type="string" calcext:value-type="string">
            <text:p>UW Osterweddingen 110kV</text:p>
          </table:table-cell>
          <table:table-cell office:value-type="string" calcext:value-type="string">
            <text:p>ENERTRAG Windfeld Sonnenberg III GmbH &amp; Co. K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5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2" calcext:value-type="float">
            <text:p>592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1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0</text:p>
          </table:table-cell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3" calcext:value-type="float">
            <text:p>593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2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1</text:p>
          </table:table-cell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,8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4" calcext:value-type="float">
            <text:p>5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 bis 4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98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5" calcext:value-type="float">
            <text:p>59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6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7" calcext:value-type="float">
            <text:p>597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8" calcext:value-type="float">
            <text:p>598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9" calcext:value-type="float">
            <text:p>599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9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1" calcext:value-type="float">
            <text:p>601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2" calcext:value-type="float">
            <text:p>602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3" calcext:value-type="float">
            <text:p>603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4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4" calcext:value-type="float">
            <text:p>604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5" calcext:value-type="float">
            <text:p>605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96,0</text:p>
          </table:table-cell>
          <table:table-cell office:value-type="float" office:value="220" calcext:value-type="float">
            <text:p>220</text:p>
          </table:table-cell>
        </table:table-row>
        <table:table-row table:style-name="ro5">
          <table:table-cell office:value-type="float" office:value="606" calcext:value-type="float">
            <text:p>60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8,0</text:p>
          </table:table-cell>
          <table:table-cell office:value-type="float" office:value="220" calcext:value-type="float">
            <text:p>220</text:p>
          </table:table-cell>
        </table:table-row>
        <table:table-row table:style-name="ro5">
          <table:table-cell office:value-type="float" office:value="607" calcext:value-type="float">
            <text:p>607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22,0</text:p>
          </table:table-cell>
          <table:table-cell office:value-type="float" office:value="220" calcext:value-type="float">
            <text:p>220</text:p>
          </table:table-cell>
        </table:table-row>
        <table:table-row table:style-name="ro5">
          <table:table-cell office:value-type="float" office:value="608" calcext:value-type="float">
            <text:p>60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95,0</text:p>
          </table:table-cell>
          <table:table-cell office:value-type="float" office:value="380" calcext:value-type="float">
            <text:p>380</text:p>
          </table:table-cell>
        </table:table-row>
        <table:table-row table:style-name="ro5">
          <table:table-cell office:value-type="float" office:value="609" calcext:value-type="float">
            <text:p>60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9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0" calcext:value-type="float">
            <text:p>6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3" calcext:value-type="float">
            <text:p>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1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1" calcext:value-type="float">
            <text:p>6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4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2" calcext:value-type="float">
            <text:p>6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3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3" calcext:value-type="float">
            <text:p>613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Vohbur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string" calcext:value-type="string">
            <text:p>entfällt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14" calcext:value-type="float">
            <text:p>61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9" calcext:value-type="float">
            <text:p>85089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4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5" calcext:value-type="float">
            <text:p>615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HKW Fenne (Gasmotorenanlage)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Gruben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2,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616" calcext:value-type="float">
            <text:p>616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Modell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MKV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79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17" calcext:value-type="float">
            <text:p>617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Heiz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HKV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1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618" calcext:value-type="float">
            <text:p>6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Wählitz</text:p>
          </table:table-cell>
          <table:table-cell office:value-type="float" office:value="6679" calcext:value-type="float">
            <text:p>6679</text:p>
          </table:table-cell>
          <table:table-cell office:value-type="string" calcext:value-type="string">
            <text:p>Wählitz</text:p>
          </table:table-cell>
          <table:table-cell office:value-type="string" calcext:value-type="string">
            <text:p>Industriekraftwer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19" calcext:value-type="float">
            <text:p>61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dshut</text:p>
          </table:table-cell>
          <table:table-cell office:value-type="float" office:value="79761" calcext:value-type="float">
            <text:p>79761</text:p>
          </table:table-cell>
          <table:table-cell table:number-columns-repeated="2" office:value-type="string" calcext:value-type="string">
            <text:p>Waldshut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0" calcext:value-type="float">
            <text:p>6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GT 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1" calcext:value-type="float">
            <text:p>62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2" calcext:value-type="float">
            <text:p>6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3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23" calcext:value-type="float">
            <text:p>623</text:p>
          </table:table-cell>
          <table:table-cell office:value-type="string" calcext:value-type="string">
            <text:p>A†W GmbH</text:p>
          </table:table-cell>
          <table:table-cell office:value-type="string" calcext:value-type="string">
            <text:p>SKW Gasturbine</text:p>
          </table:table-cell>
          <table:table-cell office:value-type="float" office:value="87448" calcext:value-type="float">
            <text:p>87448</text:p>
          </table:table-cell>
          <table:table-cell office:value-type="string" calcext:value-type="string">
            <text:p>Waltenhofen / Veits</text:p>
          </table:table-cell>
          <table:table-cell office:value-type="string" calcext:value-type="string">
            <text:p>SKW Gasturbin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Gasanschluss stillgelegt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4" calcext:value-type="float">
            <text:p>624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Uppenborn 1</text:p>
          </table:table-cell>
          <table:table-cell office:value-type="float" office:value="85368" calcext:value-type="float">
            <text:p>85368</text:p>
          </table:table-cell>
          <table:table-cell office:value-type="string" calcext:value-type="string">
            <text:p>Wang, Werkstr.25</text:p>
          </table:table-cell>
          <table:table-cell office:value-type="float" office:value="1" calcext:value-type="float">
            <text:p>1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riebwerk Wass.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6" calcext:value-type="float">
            <text:p>62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Wasserburg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9" calcext:value-type="float">
            <text:p>6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ehr</text:p>
          </table:table-cell>
          <table:table-cell office:value-type="float" office:value="79664" calcext:value-type="float">
            <text:p>79664</text:p>
          </table:table-cell>
          <table:table-cell table:number-columns-repeated="2" office:value-type="string" calcext:value-type="string">
            <text:p>Wehr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630" calcext:value-type="float">
            <text:p>63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MVA 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MV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1" calcext:value-type="float">
            <text:p>63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C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3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632" calcext:value-type="float">
            <text:p>6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D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5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633" calcext:value-type="float">
            <text:p>6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4" calcext:value-type="float">
            <text:p>6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5" calcext:value-type="float">
            <text:p>6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6" calcext:value-type="float">
            <text:p>6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4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41" calcext:value-type="float">
            <text:p>64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8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42" calcext:value-type="float">
            <text:p>642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 1/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43" calcext:value-type="float">
            <text:p>643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, Tiermeh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44" calcext:value-type="float">
            <text:p>6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5" calcext:value-type="float">
            <text:p>6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6" calcext:value-type="float">
            <text:p>6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H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7" calcext:value-type="float">
            <text:p>6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8" calcext:value-type="float">
            <text:p>6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49" calcext:value-type="float">
            <text:p>64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50" calcext:value-type="float">
            <text:p>65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51" calcext:value-type="float">
            <text:p>65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12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,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Klär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54" calcext:value-type="float">
            <text:p>65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string" calcext:value-type="string">
            <text:p>GT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55" calcext:value-type="float">
            <text:p>65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57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56" calcext:value-type="float">
            <text:p>656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Wintrich</text:p>
          </table:table-cell>
          <table:table-cell office:value-type="float" office:value="54487" calcext:value-type="float">
            <text:p>54487</text:p>
          </table:table-cell>
          <table:table-cell office:value-type="string" calcext:value-type="string">
            <text:p>Wintrich</text:p>
          </table:table-cell>
          <table:table-cell office:value-type="string" calcext:value-type="string">
            <text:p> 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57" calcext:value-type="float">
            <text:p>65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itznau</text:p>
          </table:table-cell>
          <table:table-cell office:value-type="float" office:value="79777" calcext:value-type="float">
            <text:p>79777</text:p>
          </table:table-cell>
          <table:table-cell table:number-columns-repeated="2" office:value-type="string" calcext:value-type="string">
            <text:p>Witznau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58" calcext:value-type="float">
            <text:p>6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Wolfen</text:p>
          </table:table-cell>
          <table:table-cell office:value-type="float" office:value="6766" calcext:value-type="float">
            <text:p>6766</text:p>
          </table:table-cell>
          <table:table-cell office:value-type="string" calcext:value-type="string">
            <text:p>Wolfen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59" calcext:value-type="float">
            <text:p>659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Nord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1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60" calcext:value-type="float">
            <text:p>66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West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61" calcext:value-type="float">
            <text:p>661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2</text:p>
          </table:table-cell>
          <table:table-cell office:value-type="float" office:value="76744" calcext:value-type="float">
            <text:p>76744</text:p>
          </table:table-cell>
          <table:table-cell office:value-type="string" calcext:value-type="string">
            <text:p>Wört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62" calcext:value-type="float">
            <text:p>662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 Elberfeld</text:p>
          </table:table-cell>
          <table:table-cell office:value-type="float" office:value="42117" calcext:value-type="float">
            <text:p>42117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63" calcext:value-type="float">
            <text:p>663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64" calcext:value-type="float">
            <text:p>664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4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69" calcext:value-type="float">
            <text:p>669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Zielitz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Zielitz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MHK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GT1 &amp; GT 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lock 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49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73" calcext:value-type="float">
            <text:p>673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2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74" calcext:value-type="float">
            <text:p>674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2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75" calcext:value-type="float">
            <text:p>675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3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2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76" calcext:value-type="float">
            <text:p>676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Kohle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K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Rejekt, Bio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5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table:number-columns-repeated="10" office:value-type="string" calcext:value-type="string">
            <text:p> </text:p>
          </table:table-cell>
          <table:table-cell office:value-type="string" calcext:value-type="string">
            <text:p>Summe</text:p>
          </table:table-cell>
          <table:table-cell office:value-type="float" office:value="111.86" calcext:value-type="float">
            <text:p>111.86</text:p>
          </table:table-cell>
          <table:table-cell office:value-type="string" calcext:value-type="string">
            <text:p> </text:p>
          </table:table-cell>
        </table:table-row>
      </table:table>
      <table:table table:name="Pivot Table_Kraftwerksliste Bundesnetzagentur (alle Netz- und Umspannebenen; Netto-Leistung ≥ 20 MW) Stand 13.10.2011_1" table:style-name="ta1">
        <table:table-column table:style-name="co2" table:default-cell-style-name="ce5"/>
        <table:table-column table:style-name="co3" table:default-cell-style-name="ce9"/>
        <table:table-row table:style-name="ro5">
          <table:table-cell table:style-name="ce3" office:value-type="string" calcext:value-type="string">
            <text:p>Unternehmen</text:p>
          </table:table-cell>
          <table:table-cell table:style-name="ce7" office:value-type="string" calcext:value-type="string">
            <text:p>Sum - Netto-<text:line-break/>Engpassleistung (elektrisch) in MW</text:p>
          </table:table-cell>
        </table:table-row>
        <table:table-row table:style-name="ro5">
          <table:table-cell table:style-name="ce4" office:value-type="string" calcext:value-type="string">
            <text:p> </text:p>
          </table:table-cell>
          <table:table-cell table:style-name="ce8" office:value-type="float" office:value="111.86" calcext:value-type="float">
            <text:p>111.86</text:p>
          </table:table-cell>
        </table:table-row>
        <table:table-row table:style-name="ro5">
          <table:table-cell office:value-type="string" calcext:value-type="string">
            <text:p>…lmühle Hamburg AG </text:p>
          </table:table-cell>
          <table:table-cell/>
        </table:table-row>
        <table:table-row table:style-name="ro5">
          <table:table-cell office:value-type="string" calcext:value-type="string">
            <text:p>†berlandwerk Fulda Aktiengesellschaft</text:p>
          </table:table-cell>
          <table:table-cell/>
        </table:table-row>
        <table:table-row table:style-name="ro5">
          <table:table-cell office:value-type="string" calcext:value-type="string">
            <text:p>A†W GmbH</text:p>
          </table:table-cell>
          <table:table-cell/>
        </table:table-row>
        <table:table-row table:style-name="ro5">
          <table:table-cell office:value-type="string" calcext:value-type="string">
            <text:p>Alpiq Spreetal GmbH</text:p>
          </table:table-cell>
          <table:table-cell/>
        </table:table-row>
        <table:table-row table:style-name="ro5">
          <table:table-cell office:value-type="string" calcext:value-type="string">
            <text:p>Alzwerke GmbH</text:p>
          </table:table-cell>
          <table:table-cell/>
        </table:table-row>
        <table:table-row table:style-name="ro5">
          <table:table-cell office:value-type="string" calcext:value-type="string">
            <text:p>AVEA MHKW Leverkusen GmbH &amp; Co. KG</text:p>
          </table:table-cell>
          <table:table-cell/>
        </table:table-row>
        <table:table-row table:style-name="ro5">
          <table:table-cell office:value-type="string" calcext:value-type="string">
            <text:p>BARD Holding GmbH</text:p>
          </table:table-cell>
          <table:table-cell/>
        </table:table-row>
        <table:table-row table:style-name="ro5">
          <table:table-cell office:value-type="string" calcext:value-type="string">
            <text:p>BASF Schwarzheide GmbH</text:p>
          </table:table-cell>
          <table:table-cell/>
        </table:table-row>
        <table:table-row table:style-name="ro5">
          <table:table-cell office:value-type="string" calcext:value-type="string">
            <text:p>BASF SE</text:p>
          </table:table-cell>
          <table:table-cell/>
        </table:table-row>
        <table:table-row table:style-name="ro5">
          <table:table-cell office:value-type="string" calcext:value-type="string">
            <text:p>Bayernoil Raffineriegesellschaft mbH</text:p>
          </table:table-cell>
          <table:table-cell/>
        </table:table-row>
        <table:table-row table:style-name="ro5">
          <table:table-cell office:value-type="string" calcext:value-type="string">
            <text:p>BKW FMB Energie AG</text:p>
          </table:table-cell>
          <table:table-cell/>
        </table:table-row>
        <table:table-row table:style-name="ro5">
          <table:table-cell office:value-type="string" calcext:value-type="string">
            <text:p>Braunschweiger Versorgungs-AG &amp; Co. KG</text:p>
          </table:table-cell>
          <table:table-cell/>
        </table:table-row>
        <table:table-row table:style-name="ro5">
          <table:table-cell office:value-type="string" calcext:value-type="string">
            <text:p>Cargill Deutschland GmbH</text:p>
          </table:table-cell>
          <table:table-cell/>
        </table:table-row>
        <table:table-row table:style-name="ro5">
          <table:table-cell office:value-type="string" calcext:value-type="string">
            <text:p>Currenta Gmbh &amp; Co. KG</text:p>
          </table:table-cell>
          <table:table-cell table:style-name="ce10" office:value-type="float" office:value="224" calcext:value-type="float">
            <text:p>224</text:p>
          </table:table-cell>
        </table:table-row>
        <table:table-row table:style-name="ro5">
          <table:table-cell office:value-type="string" calcext:value-type="string">
            <text:p>Donau Wasserkraft AG</text:p>
          </table:table-cell>
          <table:table-cell/>
        </table:table-row>
        <table:table-row table:style-name="ro5">
          <table:table-cell office:value-type="string" calcext:value-type="string">
            <text:p>Donaukraftwerk Jochenstein AG</text:p>
          </table:table-cell>
          <table:table-cell/>
        </table:table-row>
        <table:table-row table:style-name="ro5">
          <table:table-cell office:value-type="string" calcext:value-type="string">
            <text:p>Dortmunder Energie- und Wasserversorgung GmbH</text:p>
          </table:table-cell>
          <table:table-cell/>
        </table:table-row>
        <table:table-row table:style-name="ro5">
          <table:table-cell office:value-type="string" calcext:value-type="string">
            <text:p>Dow Deutschland Anlagengesellschaft mbH</text:p>
          </table:table-cell>
          <table:table-cell/>
        </table:table-row>
        <table:table-row table:style-name="ro5">
          <table:table-cell office:value-type="string" calcext:value-type="string">
            <text:p>DREWAG Stadtwerke Dresden GmbH</text:p>
          </table:table-cell>
          <table:table-cell/>
        </table:table-row>
        <table:table-row table:style-name="ro5">
          <table:table-cell office:value-type="string" calcext:value-type="string">
            <text:p>E.ON Energy from Waste Großräschen GmbH</text:p>
          </table:table-cell>
          <table:table-cell/>
        </table:table-row>
        <table:table-row table:style-name="ro5">
          <table:table-cell office:value-type="string" calcext:value-type="string">
            <text:p>E.ON Energy from Waste Helmstedt GmbH</text:p>
          </table:table-cell>
          <table:table-cell/>
        </table:table-row>
        <table:table-row table:style-name="ro5">
          <table:table-cell office:value-type="string" calcext:value-type="string">
            <text:p>E.ON Kernkraft GmbH</text:p>
          </table:table-cell>
          <table:table-cell/>
        </table:table-row>
        <table:table-row table:style-name="ro5">
          <table:table-cell office:value-type="string" calcext:value-type="string">
            <text:p>E.ON Kraftwerke GmbH</text:p>
          </table:table-cell>
          <table:table-cell/>
        </table:table-row>
        <table:table-row table:style-name="ro5">
          <table:table-cell office:value-type="string" calcext:value-type="string">
            <text:p>E.ON Mitte Wärme GmbH</text:p>
          </table:table-cell>
          <table:table-cell/>
        </table:table-row>
        <table:table-row table:style-name="ro5">
          <table:table-cell office:value-type="string" calcext:value-type="string">
            <text:p>E.ON Thüringer Energie AG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E.ON Wasserkraft GmbH</text:p>
          </table:table-cell>
          <table:table-cell/>
        </table:table-row>
        <table:table-row table:style-name="ro5">
          <table:table-cell office:value-type="string" calcext:value-type="string">
            <text:p>E.ON Westfalen Weser Energie-Service GmbH</text:p>
          </table:table-cell>
          <table:table-cell/>
        </table:table-row>
        <table:table-row table:style-name="ro5">
          <table:table-cell office:value-type="string" calcext:value-type="string">
            <text:p>EEW Hannover GmbH</text:p>
          </table:table-cell>
          <table:table-cell/>
        </table:table-row>
        <table:table-row table:style-name="ro5">
          <table:table-cell office:value-type="string" calcext:value-type="string">
            <text:p>eins - energie in sachsen GmbH &amp; Co. KG</text:p>
          </table:table-cell>
          <table:table-cell/>
        </table:table-row>
        <table:table-row table:style-name="ro5">
          <table:table-cell office:value-type="string" calcext:value-type="string">
            <text:p>EnBW Baltic 1 GmbH &amp; Co. KG</text:p>
          </table:table-cell>
          <table:table-cell/>
        </table:table-row>
        <table:table-row table:style-name="ro5">
          <table:table-cell office:value-type="string" calcext:value-type="string">
            <text:p>EnBW Kraftwerke AG</text:p>
          </table:table-cell>
          <table:table-cell/>
        </table:table-row>
        <table:table-row table:style-name="ro5">
          <table:table-cell office:value-type="string" calcext:value-type="string">
            <text:p>EnBW Propower GmbH</text:p>
          </table:table-cell>
          <table:table-cell/>
        </table:table-row>
        <table:table-row table:style-name="ro5">
          <table:table-cell office:value-type="string" calcext:value-type="string">
            <text:p>EnBW Windpark Buchholz GmbH</text:p>
          </table:table-cell>
          <table:table-cell/>
        </table:table-row>
        <table:table-row table:style-name="ro5">
          <table:table-cell office:value-type="string" calcext:value-type="string">
            <text:p>Energie und Wasser Potsdam GmbH</text:p>
          </table:table-cell>
          <table:table-cell/>
        </table:table-row>
        <table:table-row table:style-name="ro5">
          <table:table-cell office:value-type="string" calcext:value-type="string">
            <text:p>Energie- und Medienversorgung Schwarza GmbH</text:p>
          </table:table-cell>
          <table:table-cell/>
        </table:table-row>
        <table:table-row table:style-name="ro5">
          <table:table-cell office:value-type="string" calcext:value-type="string">
            <text:p>Energie- und Wasserversorgung Bonnn/Rhein-Sieg GmbH</text:p>
          </table:table-cell>
          <table:table-cell/>
        </table:table-row>
        <table:table-row table:style-name="ro5">
          <table:table-cell office:value-type="string" calcext:value-type="string">
            <text:p>Energiedienst AG</text:p>
          </table:table-cell>
          <table:table-cell/>
        </table:table-row>
        <table:table-row table:style-name="ro5">
          <table:table-cell office:value-type="string" calcext:value-type="string">
            <text:p>Energiedienst Holding AG</text:p>
          </table:table-cell>
          <table:table-cell/>
        </table:table-row>
        <table:table-row table:style-name="ro5">
          <table:table-cell office:value-type="string" calcext:value-type="string">
            <text:p>Energieversorgung Gera GmbH</text:p>
          </table:table-cell>
          <table:table-cell/>
        </table:table-row>
        <table:table-row table:style-name="ro5">
          <table:table-cell office:value-type="string" calcext:value-type="string">
            <text:p>Energieversorgung Oberhausen AG</text:p>
          </table:table-cell>
          <table:table-cell/>
        </table:table-row>
        <table:table-row table:style-name="ro5">
          <table:table-cell office:value-type="string" calcext:value-type="string">
            <text:p>Energieversorgung Offenbach AG</text:p>
          </table:table-cell>
          <table:table-cell/>
        </table:table-row>
        <table:table-row table:style-name="ro5">
          <table:table-cell office:value-type="string" calcext:value-type="string">
            <text:p>Energieversorgung Schwerin GmbH &amp; Co. Erzeugung KG</text:p>
          </table:table-cell>
          <table:table-cell/>
        </table:table-row>
        <table:table-row table:style-name="ro5">
          <table:table-cell office:value-type="string" calcext:value-type="string">
            <text:p>Enertec Hameln GmbH</text:p>
          </table:table-cell>
          <table:table-cell/>
        </table:table-row>
        <table:table-row table:style-name="ro5">
          <table:table-cell office:value-type="string" calcext:value-type="string">
            <text:p>ENERTRAG Netz GmbH</text:p>
          </table:table-cell>
          <table:table-cell/>
        </table:table-row>
        <table:table-row table:style-name="ro5">
          <table:table-cell office:value-type="string" calcext:value-type="string">
            <text:p>envia THERM GmbH</text:p>
          </table:table-cell>
          <table:table-cell/>
        </table:table-row>
        <table:table-row table:style-name="ro5">
          <table:table-cell office:value-type="string" calcext:value-type="string">
            <text:p>EON Climate &amp; Renewables Central Europe GmbH</text:p>
          </table:table-cell>
          <table:table-cell/>
        </table:table-row>
        <table:table-row table:style-name="ro5">
          <table:table-cell office:value-type="string" calcext:value-type="string">
            <text:p>Erlanger Stadtwerke AG</text:p>
          </table:table-cell>
          <table:table-cell/>
        </table:table-row>
        <table:table-row table:style-name="ro5">
          <table:table-cell office:value-type="string" calcext:value-type="string">
            <text:p>FairEnergie GmbH</text:p>
          </table:table-cell>
          <table:table-cell/>
        </table:table-row>
        <table:table-row table:style-name="ro5">
          <table:table-cell office:value-type="string" calcext:value-type="string">
            <text:p>Fernwärme Greifswald GmbH</text:p>
          </table:table-cell>
          <table:table-cell/>
        </table:table-row>
        <table:table-row table:style-name="ro5">
          <table:table-cell office:value-type="string" calcext:value-type="string">
            <text:p>GDF SUEZ Energie Deutschland AG</text:p>
          </table:table-cell>
          <table:table-cell/>
        </table:table-row>
        <table:table-row table:style-name="ro5">
          <table:table-cell office:value-type="string" calcext:value-type="string">
            <text:p>Gemeinschaftskraftwerk Veltheim GmbH</text:p>
          </table:table-cell>
          <table:table-cell/>
        </table:table-row>
        <table:table-row table:style-name="ro5">
          <table:table-cell office:value-type="string" calcext:value-type="string">
            <text:p>GKS-Gemeinschaftskraftwerk Schweinfurt GmbH</text:p>
          </table:table-cell>
          <table:table-cell/>
        </table:table-row>
        <table:table-row table:style-name="ro5">
          <table:table-cell office:value-type="string" calcext:value-type="string">
            <text:p>Grosskraftwerk Mannheim AG</text:p>
          </table:table-cell>
          <table:table-cell/>
        </table:table-row>
        <table:table-row table:style-name="ro5">
          <table:table-cell office:value-type="string" calcext:value-type="string">
            <text:p>HEAG Südhessische Energie AG</text:p>
          </table:table-cell>
          <table:table-cell/>
        </table:table-row>
        <table:table-row table:style-name="ro5">
          <table:table-cell office:value-type="string" calcext:value-type="string">
            <text:p>Heizkraftwerk Halle Trotha GmbH</text:p>
          </table:table-cell>
          <table:table-cell/>
        </table:table-row>
        <table:table-row table:style-name="ro5">
          <table:table-cell office:value-type="string" calcext:value-type="string">
            <text:p>Heizkraftwerk Pforzheim GmbH</text:p>
          </table:table-cell>
          <table:table-cell/>
        </table:table-row>
        <table:table-row table:style-name="ro5">
          <table:table-cell office:value-type="string" calcext:value-type="string">
            <text:p>Heizkraftwerk Würzburg GmbH</text:p>
          </table:table-cell>
          <table:table-cell/>
        </table:table-row>
        <table:table-row table:style-name="ro5">
          <table:table-cell office:value-type="string" calcext:value-type="string">
            <text:p>HKW Heizkraftwerksgesellschaft Cottbus mbH</text:p>
          </table:table-cell>
          <table:table-cell/>
        </table:table-row>
        <table:table-row table:style-name="ro5">
          <table:table-cell office:value-type="string" calcext:value-type="string">
            <text:p>ILE InfraLeuna Energiegesellschaft mbH</text:p>
          </table:table-cell>
          <table:table-cell/>
        </table:table-row>
        <table:table-row table:style-name="ro5">
          <table:table-cell office:value-type="string" calcext:value-type="string">
            <text:p>Infracor GmbH</text:p>
          </table:table-cell>
          <table:table-cell/>
        </table:table-row>
        <table:table-row table:style-name="ro5">
          <table:table-cell office:value-type="string" calcext:value-type="string">
            <text:p>InfraServ GmbH &amp; Co. Gendorf KG</text:p>
          </table:table-cell>
          <table:table-cell/>
        </table:table-row>
        <table:table-row table:style-name="ro5">
          <table:table-cell office:value-type="string" calcext:value-type="string">
            <text:p>InfraServ GmbH &amp; Co. Wiesbaden KG</text:p>
          </table:table-cell>
          <table:table-cell/>
        </table:table-row>
        <table:table-row table:style-name="ro5">
          <table:table-cell office:value-type="string" calcext:value-type="string">
            <text:p>Infraserv GmbH &amp; Co.Höchst KG</text:p>
          </table:table-cell>
          <table:table-cell/>
        </table:table-row>
        <table:table-row table:style-name="ro5">
          <table:table-cell office:value-type="string" calcext:value-type="string">
            <text:p>juwi Holding AG</text:p>
          </table:table-cell>
          <table:table-cell/>
        </table:table-row>
        <table:table-row table:style-name="ro5">
          <table:table-cell office:value-type="string" calcext:value-type="string">
            <text:p>K+S Aktiengesellschaft</text:p>
          </table:table-cell>
          <table:table-cell/>
        </table:table-row>
        <table:table-row table:style-name="ro5">
          <table:table-cell office:value-type="string" calcext:value-type="string">
            <text:p>Kasseler Fernwärme GmbH</text:p>
          </table:table-cell>
          <table:table-cell/>
        </table:table-row>
        <table:table-row table:style-name="ro5">
          <table:table-cell office:value-type="string" calcext:value-type="string">
            <text:p>KGW - Kraftwerk Grenzach-Wyhlen GmbH</text:p>
          </table:table-cell>
          <table:table-cell/>
        </table:table-row>
        <table:table-row table:style-name="ro5">
          <table:table-cell office:value-type="string" calcext:value-type="string">
            <text:p>Konsortium Energieversorgung Opel oHG der RWE Innogy Cogen GmbH und der Kraftwerke Mainz-Wiesbaden AG</text:p>
          </table:table-cell>
          <table:table-cell/>
        </table:table-row>
        <table:table-row table:style-name="ro5">
          <table:table-cell office:value-type="string" calcext:value-type="string">
            <text:p>Kraftwerk Dessau GmbH</text:p>
          </table:table-cell>
          <table:table-cell/>
        </table:table-row>
        <table:table-row table:style-name="ro5">
          <table:table-cell office:value-type="string" calcext:value-type="string">
            <text:p>Kraftwerk Obernburg GmbH</text:p>
          </table:table-cell>
          <table:table-cell/>
        </table:table-row>
        <table:table-row table:style-name="ro5">
          <table:table-cell office:value-type="string" calcext:value-type="string">
            <text:p>Kraftwerk Plattling GmbH</text:p>
          </table:table-cell>
          <table:table-cell/>
        </table:table-row>
        <table:table-row table:style-name="ro5">
          <table:table-cell office:value-type="string" calcext:value-type="string">
            <text:p>Kraftwerke Mainz-Wiesbaden AG</text:p>
          </table:table-cell>
          <table:table-cell/>
        </table:table-row>
        <table:table-row table:style-name="ro5">
          <table:table-cell office:value-type="string" calcext:value-type="string">
            <text:p>KWG Kraftwerksgesellschaft mbH</text:p>
          </table:table-cell>
          <table:table-cell/>
        </table:table-row>
        <table:table-row table:style-name="ro5">
          <table:table-cell office:value-type="string" calcext:value-type="string">
            <text:p>Mainova AG</text:p>
          </table:table-cell>
          <table:table-cell/>
        </table:table-row>
        <table:table-row table:style-name="ro5">
          <table:table-cell office:value-type="string" calcext:value-type="string">
            <text:p>Mark-E Aktiengesellschaft</text:p>
          </table:table-cell>
          <table:table-cell/>
        </table:table-row>
        <table:table-row table:style-name="ro5">
          <table:table-cell office:value-type="string" calcext:value-type="string">
            <text:p>MIBRAG Mitteldeutsche Braunkohlengesellschaft mbH</text:p>
          </table:table-cell>
          <table:table-cell/>
        </table:table-row>
        <table:table-row table:style-name="ro5">
          <table:table-cell office:value-type="string" calcext:value-type="string">
            <text:p>Mineralölraffinerie Oberrhein GmbH &amp; Co. KG</text:p>
          </table:table-cell>
          <table:table-cell/>
        </table:table-row>
        <table:table-row table:style-name="ro5">
          <table:table-cell office:value-type="string" calcext:value-type="string">
            <text:p>Mohn Media Energy GmbH</text:p>
          </table:table-cell>
          <table:table-cell/>
        </table:table-row>
        <table:table-row table:style-name="ro5">
          <table:table-cell office:value-type="string" calcext:value-type="string">
            <text:p>Müllheizkraftwerk Rothensee GmbH</text:p>
          </table:table-cell>
          <table:table-cell/>
        </table:table-row>
        <table:table-row table:style-name="ro5">
          <table:table-cell office:value-type="string" calcext:value-type="string">
            <text:p>MVA Bielefeld-Herford GmbH</text:p>
          </table:table-cell>
          <table:table-cell/>
        </table:table-row>
        <table:table-row table:style-name="ro5">
          <table:table-cell office:value-type="string" calcext:value-type="string">
            <text:p>MVV Energie AG</text:p>
          </table:table-cell>
          <table:table-cell/>
        </table:table-row>
        <table:table-row table:style-name="ro5">
          <table:table-cell office:value-type="string" calcext:value-type="string">
            <text:p>N-ERGIE Aktiengesellschaft</text:p>
          </table:table-cell>
          <table:table-cell/>
        </table:table-row>
        <table:table-row table:style-name="ro5">
          <table:table-cell office:value-type="string" calcext:value-type="string">
            <text:p>Neubrandenburger Stadtwerke GmbH</text:p>
          </table:table-cell>
          <table:table-cell/>
        </table:table-row>
        <table:table-row table:style-name="ro5">
          <table:table-cell office:value-type="string" calcext:value-type="string">
            <text:p>Palm Power GmbH &amp; Co. KG</text:p>
          </table:table-cell>
          <table:table-cell/>
        </table:table-row>
        <table:table-row table:style-name="ro5">
          <table:table-cell office:value-type="string" calcext:value-type="string">
            <text:p>Papierfabrik Albbruck GmbH</text:p>
          </table:table-cell>
          <table:table-cell/>
        </table:table-row>
        <table:table-row table:style-name="ro5">
          <table:table-cell office:value-type="string" calcext:value-type="string">
            <text:p>PCK Raffinerie GmbH</text:p>
          </table:table-cell>
          <table:table-cell/>
        </table:table-row>
        <table:table-row table:style-name="ro5">
          <table:table-cell office:value-type="string" calcext:value-type="string">
            <text:p>Peissenberger Kraftwerksgesellschaft mbH</text:p>
          </table:table-cell>
          <table:table-cell/>
        </table:table-row>
        <table:table-row table:style-name="ro5">
          <table:table-cell office:value-type="string" calcext:value-type="string">
            <text:p>PNE WIND AG</text:p>
          </table:table-cell>
          <table:table-cell/>
        </table:table-row>
        <table:table-row table:style-name="ro5">
          <table:table-cell office:value-type="string" calcext:value-type="string">
            <text:p>Rhein-Main-Donau AG</text:p>
          </table:table-cell>
          <table:table-cell/>
        </table:table-row>
        <table:table-row table:style-name="ro5">
          <table:table-cell office:value-type="string" calcext:value-type="string">
            <text:p>RheinEnergie AG</text:p>
          </table:table-cell>
          <table:table-cell/>
        </table:table-row>
        <table:table-row table:style-name="ro5">
          <table:table-cell office:value-type="string" calcext:value-type="string">
            <text:p>Rheinkraftwerk Albbruck-Dogern AG</text:p>
          </table:table-cell>
          <table:table-cell/>
        </table:table-row>
        <table:table-row table:style-name="ro5">
          <table:table-cell office:value-type="string" calcext:value-type="string">
            <text:p>Rhodia Acetow GmbH</text:p>
          </table:table-cell>
          <table:table-cell/>
        </table:table-row>
        <table:table-row table:style-name="ro5">
          <table:table-cell office:value-type="string" calcext:value-type="string">
            <text:p>RWE Innogy Cogen GmbH</text:p>
          </table:table-cell>
          <table:table-cell/>
        </table:table-row>
        <table:table-row table:style-name="ro5">
          <table:table-cell office:value-type="string" calcext:value-type="string">
            <text:p>RWE Innogy GmbH</text:p>
          </table:table-cell>
          <table:table-cell/>
        </table:table-row>
        <table:table-row table:style-name="ro5">
          <table:table-cell office:value-type="string" calcext:value-type="string">
            <text:p>RWE Innogy Windpower Hannover GmbH</text:p>
          </table:table-cell>
          <table:table-cell/>
        </table:table-row>
        <table:table-row table:style-name="ro5">
          <table:table-cell office:value-type="string" calcext:value-type="string">
            <text:p>RWE Power AG</text:p>
          </table:table-cell>
          <table:table-cell/>
        </table:table-row>
        <table:table-row table:style-name="ro5">
          <table:table-cell office:value-type="string" calcext:value-type="string">
            <text:p>Salzgitter Flachstahl GmbH</text:p>
          </table:table-cell>
          <table:table-cell/>
        </table:table-row>
        <table:table-row table:style-name="ro5">
          <table:table-cell office:value-type="string" calcext:value-type="string">
            <text:p>Smurfit Kappa Zülpich Papier</text:p>
          </table:table-cell>
          <table:table-cell/>
        </table:table-row>
        <table:table-row table:style-name="ro5">
          <table:table-cell office:value-type="string" calcext:value-type="string">
            <text:p>Societe Electrique de l'Our</text:p>
          </table:table-cell>
          <table:table-cell/>
        </table:table-row>
        <table:table-row table:style-name="ro5">
          <table:table-cell office:value-type="string" calcext:value-type="string">
            <text:p>Solvay Chemicals GmbH</text:p>
          </table:table-cell>
          <table:table-cell/>
        </table:table-row>
        <table:table-row table:style-name="ro5">
          <table:table-cell office:value-type="string" calcext:value-type="string">
            <text:p>Stadtwerke Augsburg Energie GmbH</text:p>
          </table:table-cell>
          <table:table-cell/>
        </table:table-row>
        <table:table-row table:style-name="ro5">
          <table:table-cell office:value-type="string" calcext:value-type="string">
            <text:p>Stadtwerke Bielefeld</text:p>
          </table:table-cell>
          <table:table-cell/>
        </table:table-row>
        <table:table-row table:style-name="ro5">
          <table:table-cell office:value-type="string" calcext:value-type="string">
            <text:p>Stadtwerke Bochum GmbH</text:p>
          </table:table-cell>
          <table:table-cell/>
        </table:table-row>
        <table:table-row table:style-name="ro5">
          <table:table-cell office:value-type="string" calcext:value-type="string">
            <text:p>Stadtwerke Brandenburg an der Havel GmbH</text:p>
          </table:table-cell>
          <table:table-cell/>
        </table:table-row>
        <table:table-row table:style-name="ro5">
          <table:table-cell office:value-type="string" calcext:value-type="string">
            <text:p>Stadtwerke Duisburg AG</text:p>
          </table:table-cell>
          <table:table-cell/>
        </table:table-row>
        <table:table-row table:style-name="ro5">
          <table:table-cell office:value-type="string" calcext:value-type="string">
            <text:p>Stadtwerke Düsseldorf AG</text:p>
          </table:table-cell>
          <table:table-cell/>
        </table:table-row>
        <table:table-row table:style-name="ro5">
          <table:table-cell office:value-type="string" calcext:value-type="string">
            <text:p>Stadtwerke Emden GmbH</text:p>
          </table:table-cell>
          <table:table-cell/>
        </table:table-row>
        <table:table-row table:style-name="ro5">
          <table:table-cell office:value-type="string" calcext:value-type="string">
            <text:p>Stadtwerke Flensburg GmbH</text:p>
          </table:table-cell>
          <table:table-cell/>
        </table:table-row>
        <table:table-row table:style-name="ro5">
          <table:table-cell office:value-type="string" calcext:value-type="string">
            <text:p>Stadtwerke Frankfurt (Oder) GmbH</text:p>
          </table:table-cell>
          <table:table-cell/>
        </table:table-row>
        <table:table-row table:style-name="ro5">
          <table:table-cell office:value-type="string" calcext:value-type="string">
            <text:p>Stadtwerke Hannover AG</text:p>
          </table:table-cell>
          <table:table-cell/>
        </table:table-row>
        <table:table-row table:style-name="ro5">
          <table:table-cell office:value-type="string" calcext:value-type="string">
            <text:p>Stadtwerke Karlsruhe GmbH</text:p>
          </table:table-cell>
          <table:table-cell/>
        </table:table-row>
        <table:table-row table:style-name="ro5">
          <table:table-cell office:value-type="string" calcext:value-type="string">
            <text:p>Stadtwerke Kiel AG / SWKiel Erzeugung GmbH</text:p>
          </table:table-cell>
          <table:table-cell/>
        </table:table-row>
        <table:table-row table:style-name="ro5">
          <table:table-cell office:value-type="string" calcext:value-type="string">
            <text:p>Stadtwerke Leipzig GmbH</text:p>
          </table:table-cell>
          <table:table-cell/>
        </table:table-row>
        <table:table-row table:style-name="ro5">
          <table:table-cell office:value-type="string" calcext:value-type="string">
            <text:p>Stadtwerke München GmbH</text:p>
          </table:table-cell>
          <table:table-cell/>
        </table:table-row>
        <table:table-row table:style-name="ro5">
          <table:table-cell office:value-type="string" calcext:value-type="string">
            <text:p>Stadtwerke Münster GmbH</text:p>
          </table:table-cell>
          <table:table-cell/>
        </table:table-row>
        <table:table-row table:style-name="ro5">
          <table:table-cell office:value-type="string" calcext:value-type="string">
            <text:p>Stadtwerke Rosenheim GmbH &amp; Co. KG</text:p>
          </table:table-cell>
          <table:table-cell/>
        </table:table-row>
        <table:table-row table:style-name="ro5">
          <table:table-cell office:value-type="string" calcext:value-type="string">
            <text:p>Stadtwerke Rostock AG</text:p>
          </table:table-cell>
          <table:table-cell/>
        </table:table-row>
        <table:table-row table:style-name="ro5">
          <table:table-cell office:value-type="string" calcext:value-type="string">
            <text:p>Stadtwerke Tübingen GmbH</text:p>
          </table:table-cell>
          <table:table-cell/>
        </table:table-row>
        <table:table-row table:style-name="ro5">
          <table:table-cell office:value-type="string" calcext:value-type="string">
            <text:p>Statkraft Markets GmbH</text:p>
          </table:table-cell>
          <table:table-cell/>
        </table:table-row>
        <table:table-row table:style-name="ro5">
          <table:table-cell office:value-type="string" calcext:value-type="string">
            <text:p>Steag GmbH</text:p>
          </table:table-cell>
          <table:table-cell/>
        </table:table-row>
        <table:table-row table:style-name="ro5">
          <table:table-cell office:value-type="string" calcext:value-type="string">
            <text:p>Steag New Energies GmbH</text:p>
          </table:table-cell>
          <table:table-cell/>
        </table:table-row>
        <table:table-row table:style-name="ro5">
          <table:table-cell office:value-type="string" calcext:value-type="string">
            <text:p>Steag Power Saar GmbH</text:p>
          </table:table-cell>
          <table:table-cell/>
        </table:table-row>
        <table:table-row table:style-name="ro5">
          <table:table-cell office:value-type="string" calcext:value-type="string">
            <text:p>Stora Enso Maxau GmbH</text:p>
          </table:table-cell>
          <table:table-cell/>
        </table:table-row>
        <table:table-row table:style-name="ro5">
          <table:table-cell office:value-type="string" calcext:value-type="string">
            <text:p>Stora Enso Sachsen GmbH</text:p>
          </table:table-cell>
          <table:table-cell/>
        </table:table-row>
        <table:table-row table:style-name="ro5">
          <table:table-cell office:value-type="string" calcext:value-type="string">
            <text:p>swb Erzeugung GmbH &amp; Co. KG</text:p>
          </table:table-cell>
          <table:table-cell/>
        </table:table-row>
        <table:table-row table:style-name="ro5">
          <table:table-cell office:value-type="string" calcext:value-type="string">
            <text:p>SWE Energie GmbH</text:p>
          </table:table-cell>
          <table:table-cell/>
        </table:table-row>
        <table:table-row table:style-name="ro5">
          <table:table-cell office:value-type="string" calcext:value-type="string">
            <text:p>SWM Services GmbH</text:p>
          </table:table-cell>
          <table:table-cell/>
        </table:table-row>
        <table:table-row table:style-name="ro5">
          <table:table-cell office:value-type="string" calcext:value-type="string">
            <text:p>SWN Stadtwerke Neumünster GmbH</text:p>
          </table:table-cell>
          <table:table-cell/>
        </table:table-row>
        <table:table-row table:style-name="ro5">
          <table:table-cell office:value-type="string" calcext:value-type="string">
            <text:p>Technische Werke Kaiserslautern</text:p>
          </table:table-cell>
          <table:table-cell/>
        </table:table-row>
        <table:table-row table:style-name="ro5">
          <table:table-cell office:value-type="string" calcext:value-type="string">
            <text:p>ThyssenKrupp Steel Europe AG</text:p>
          </table:table-cell>
          <table:table-cell/>
        </table:table-row>
        <table:table-row table:style-name="ro5">
          <table:table-cell office:value-type="string" calcext:value-type="string">
            <text:p>TIWAG-Tiroler Wasserkraft AG</text:p>
          </table:table-cell>
          <table:table-cell/>
        </table:table-row>
        <table:table-row table:style-name="ro5">
          <table:table-cell office:value-type="string" calcext:value-type="string">
            <text:p>TOTAL Raffinerie Mitteldeutschland GmbH</text:p>
          </table:table-cell>
          <table:table-cell/>
        </table:table-row>
        <table:table-row table:style-name="ro5">
          <table:table-cell office:value-type="string" calcext:value-type="string">
            <text:p>Trianel Gaskraftwerk Hamm GmbH &amp; Co. KG</text:p>
          </table:table-cell>
          <table:table-cell/>
        </table:table-row>
        <table:table-row table:style-name="ro5">
          <table:table-cell office:value-type="string" calcext:value-type="string">
            <text:p>Vattenfall Europe Generation AG</text:p>
          </table:table-cell>
          <table:table-cell/>
        </table:table-row>
        <table:table-row table:style-name="ro5">
          <table:table-cell office:value-type="string" calcext:value-type="string">
            <text:p>Vattenfall Europe New Energy GmbH</text:p>
          </table:table-cell>
          <table:table-cell/>
        </table:table-row>
        <table:table-row table:style-name="ro5">
          <table:table-cell office:value-type="string" calcext:value-type="string">
            <text:p>Vattenfall Europe Nuclear Energy GmbH</text:p>
          </table:table-cell>
          <table:table-cell/>
        </table:table-row>
        <table:table-row table:style-name="ro5">
          <table:table-cell office:value-type="string" calcext:value-type="string">
            <text:p>Vattenfall Europe Wärme AG</text:p>
          </table:table-cell>
          <table:table-cell/>
        </table:table-row>
        <table:table-row table:style-name="ro5">
          <table:table-cell office:value-type="string" calcext:value-type="string">
            <text:p>Vattenfall Europe Windkraft GmbH</text:p>
          </table:table-cell>
          <table:table-cell/>
        </table:table-row>
        <table:table-row table:style-name="ro5">
          <table:table-cell office:value-type="string" calcext:value-type="string">
            <text:p>VERBUND-Innkraftwerke GmbH</text:p>
          </table:table-cell>
          <table:table-cell/>
        </table:table-row>
        <table:table-row table:style-name="ro5">
          <table:table-cell office:value-type="string" calcext:value-type="string">
            <text:p>VSE Aktiengesellschaft, Kraftwerk Ensdorf</text:p>
          </table:table-cell>
          <table:table-cell/>
        </table:table-row>
        <table:table-row table:style-name="ro5">
          <table:table-cell office:value-type="string" calcext:value-type="string">
            <text:p>Vulkan Energiewirtschaft Oderbrücke GmbH</text:p>
          </table:table-cell>
          <table:table-cell/>
        </table:table-row>
        <table:table-row table:style-name="ro5">
          <table:table-cell office:value-type="string" calcext:value-type="string">
            <text:p>VW Kraftwerk GmbH</text:p>
          </table:table-cell>
          <table:table-cell/>
        </table:table-row>
        <table:table-row table:style-name="ro5">
          <table:table-cell office:value-type="string" calcext:value-type="string">
            <text:p>Wacker Chemie GmbH / E.ON Energy Projects</text:p>
          </table:table-cell>
          <table:table-cell/>
        </table:table-row>
        <table:table-row table:style-name="ro5">
          <table:table-cell office:value-type="string" calcext:value-type="string">
            <text:p>Weo GmbH &amp;. Co. KG</text:p>
          </table:table-cell>
          <table:table-cell/>
        </table:table-row>
        <table:table-row table:style-name="ro5">
          <table:table-cell office:value-type="string" calcext:value-type="string">
            <text:p>Windpark Wybelsumer Polder GmbH u. Co. KG</text:p>
          </table:table-cell>
          <table:table-cell/>
        </table:table-row>
        <table:table-row table:style-name="ro5">
          <table:table-cell office:value-type="string" calcext:value-type="string">
            <text:p>WSW Energie und Wasser AG</text:p>
          </table:table-cell>
          <table:table-cell/>
        </table:table-row>
        <table:table-row table:style-name="ro5">
          <table:table-cell office:value-type="string" calcext:value-type="string">
            <text:p>Zellstoff Stendal GmbH</text:p>
          </table:table-cell>
          <table:table-cell table:style-name="ce11"/>
        </table:table-row>
        <table:table-row table:style-name="ro5">
          <table:table-cell table:style-name="ce6" office:value-type="string" calcext:value-type="string">
            <text:p>Total Result</text:p>
          </table:table-cell>
          <table:table-cell table:style-name="ce12" office:value-type="float" office:value="344.86" calcext:value-type="float">
            <text:p>344.86</text:p>
          </table:table-cell>
        </table:table-row>
      </table:table>
      <table:named-expressions/>
      <table:database-ranges>
        <table:database-range table:name="__Anonymous_Sheet_DB__0" table:target-range-address="'Kraftwerksliste Bundesnetzagentur (alle Netz- und Umspannebenen; Netto-Leistung ≥ 20 MW) Stand 13.10.2011'.A1:'Kraftwerksliste Bundesnetzagentur (alle Netz- und Umspannebenen; Netto-Leistung ≥ 20 MW) Stand 13.10.2011'.M1048576" table:display-filter-buttons="true"/>
      </table:database-ranges>
      <table:data-pilot-tables>
        <table:data-pilot-table table:name="DataPilot1" table:application-data="" table:target-range-address="'Pivot Table_Kraftwerksliste Bundesnetzagentur (alle Netz- und Umspannebenen; Netto-Leistung ≥ 20 MW) Stand 13.10.2011_1'.A1:'Pivot Table_Kraftwerksliste Bundesnetzagentur (alle Netz- und Umspannebenen; Netto-Leistung ≥ 20 MW) Stand 13.10.2011_1'.B150" table:buttons="'Pivot Table_Kraftwerksliste Bundesnetzagentur (alle Netz- und Umspannebenen; Netto-Leistung ≥ 20 MW) Stand 13.10.2011_1'.A1" table:show-filter-button="false" table:drill-down-on-double-click="false">
          <table:source-cell-range table:cell-range-address="'Kraftwerksliste Bundesnetzagentur (alle Netz- und Umspannebenen; Netto-Leistung ≥ 20 MW) Stand 13.10.2011'.A1:'Kraftwerksliste Bundesnetzagentur (alle Netz- und Umspannebenen; Netto-Leistung ≥ 20 MW) Stand 13.10.2011'.M67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Unternehmen" table:orientation="row" table:used-hierarchy="0" table:function="auto">
            <table:data-pilot-level table:show-empty="false" calcext:repeat-item-labels="false">
              <table:data-pilot-members>
                <table:data-pilot-member table:name=" " table:display="true" table:show-details="true"/>
                <table:data-pilot-member table:name="…lmühle Hamburg AG " table:display="true" table:show-details="true"/>
                <table:data-pilot-member table:name="†berlandwerk Fulda Aktiengesellschaft" table:display="true" table:show-details="true"/>
                <table:data-pilot-member table:name="A†W GmbH" table:display="true" table:show-details="true"/>
                <table:data-pilot-member table:name="Alpiq Spreetal GmbH" table:display="true" table:show-details="true"/>
                <table:data-pilot-member table:name="Alzwerke GmbH" table:display="true" table:show-details="true"/>
                <table:data-pilot-member table:name="AVEA MHKW Leverkusen GmbH &amp; Co. KG" table:display="true" table:show-details="true"/>
                <table:data-pilot-member table:name="BARD Holding GmbH" table:display="true" table:show-details="true"/>
                <table:data-pilot-member table:name="BASF Schwarzheide GmbH" table:display="true" table:show-details="true"/>
                <table:data-pilot-member table:name="BASF SE" table:display="true" table:show-details="true"/>
                <table:data-pilot-member table:name="Bayernoil Raffineriegesellschaft mbH" table:display="true" table:show-details="true"/>
                <table:data-pilot-member table:name="BKW FMB Energie AG" table:display="true" table:show-details="true"/>
                <table:data-pilot-member table:name="Braunschweiger Versorgungs-AG &amp; Co. KG" table:display="true" table:show-details="true"/>
                <table:data-pilot-member table:name="Cargill Deutschland GmbH" table:display="true" table:show-details="true"/>
                <table:data-pilot-member table:name="Currenta Gmbh &amp; Co. KG" table:display="true" table:show-details="true"/>
                <table:data-pilot-member table:name="Donau Wasserkraft AG" table:display="true" table:show-details="true"/>
                <table:data-pilot-member table:name="Donaukraftwerk Jochenstein AG" table:display="true" table:show-details="true"/>
                <table:data-pilot-member table:name="Dortmunder Energie- und Wasserversorgung GmbH" table:display="true" table:show-details="true"/>
                <table:data-pilot-member table:name="Dow Deutschland Anlagengesellschaft mbH" table:display="true" table:show-details="true"/>
                <table:data-pilot-member table:name="DREWAG Stadtwerke Dresden GmbH" table:display="true" table:show-details="true"/>
                <table:data-pilot-member table:name="E.ON Energy from Waste Großräschen GmbH" table:display="true" table:show-details="true"/>
                <table:data-pilot-member table:name="E.ON Energy from Waste Helmstedt GmbH" table:display="true" table:show-details="true"/>
                <table:data-pilot-member table:name="E.ON Kernkraft GmbH" table:display="true" table:show-details="true"/>
                <table:data-pilot-member table:name="E.ON Kraftwerke GmbH" table:display="true" table:show-details="true"/>
                <table:data-pilot-member table:name="E.ON Mitte Wärme GmbH" table:display="true" table:show-details="true"/>
                <table:data-pilot-member table:name="E.ON Thüringer Energie AG" table:display="true" table:show-details="true"/>
                <table:data-pilot-member table:name="E.ON Wasserkraft GmbH" table:display="true" table:show-details="true"/>
                <table:data-pilot-member table:name="E.ON Westfalen Weser Energie-Service GmbH" table:display="true" table:show-details="true"/>
                <table:data-pilot-member table:name="EEW Hannover GmbH" table:display="true" table:show-details="true"/>
                <table:data-pilot-member table:name="eins - energie in sachsen GmbH &amp; Co. KG" table:display="true" table:show-details="true"/>
                <table:data-pilot-member table:name="EnBW Baltic 1 GmbH &amp; Co. KG" table:display="true" table:show-details="true"/>
                <table:data-pilot-member table:name="EnBW Kraftwerke AG" table:display="true" table:show-details="true"/>
                <table:data-pilot-member table:name="EnBW Propower GmbH" table:display="true" table:show-details="true"/>
                <table:data-pilot-member table:name="EnBW Windpark Buchholz GmbH" table:display="true" table:show-details="true"/>
                <table:data-pilot-member table:name="Energie und Wasser Potsdam GmbH" table:display="true" table:show-details="true"/>
                <table:data-pilot-member table:name="Energie- und Medienversorgung Schwarza GmbH" table:display="true" table:show-details="true"/>
                <table:data-pilot-member table:name="Energie- und Wasserversorgung Bonnn/Rhein-Sieg GmbH" table:display="true" table:show-details="true"/>
                <table:data-pilot-member table:name="Energiedienst AG" table:display="true" table:show-details="true"/>
                <table:data-pilot-member table:name="Energiedienst Holding AG" table:display="true" table:show-details="true"/>
                <table:data-pilot-member table:name="Energieversorgung Gera GmbH" table:display="true" table:show-details="true"/>
                <table:data-pilot-member table:name="Energieversorgung Oberhausen AG" table:display="true" table:show-details="true"/>
                <table:data-pilot-member table:name="Energieversorgung Offenbach AG" table:display="true" table:show-details="true"/>
                <table:data-pilot-member table:name="Energieversorgung Schwerin GmbH &amp; Co. Erzeugung KG" table:display="true" table:show-details="true"/>
                <table:data-pilot-member table:name="Enertec Hameln GmbH" table:display="true" table:show-details="true"/>
                <table:data-pilot-member table:name="ENERTRAG Netz GmbH" table:display="true" table:show-details="true"/>
                <table:data-pilot-member table:name="envia THERM GmbH" table:display="true" table:show-details="true"/>
                <table:data-pilot-member table:name="EON Climate &amp; Renewables Central Europe GmbH" table:display="true" table:show-details="true"/>
                <table:data-pilot-member table:name="Erlanger Stadtwerke AG" table:display="true" table:show-details="true"/>
                <table:data-pilot-member table:name="FairEnergie GmbH" table:display="true" table:show-details="true"/>
                <table:data-pilot-member table:name="Fernwärme Greifswald GmbH" table:display="true" table:show-details="true"/>
                <table:data-pilot-member table:name="GDF SUEZ Energie Deutschland AG" table:display="true" table:show-details="true"/>
                <table:data-pilot-member table:name="Gemeinschaftskraftwerk Veltheim GmbH" table:display="true" table:show-details="true"/>
                <table:data-pilot-member table:name="GKS-Gemeinschaftskraftwerk Schweinfurt GmbH" table:display="true" table:show-details="true"/>
                <table:data-pilot-member table:name="Grosskraftwerk Mannheim AG" table:display="true" table:show-details="true"/>
                <table:data-pilot-member table:name="HEAG Südhessische Energie AG" table:display="true" table:show-details="true"/>
                <table:data-pilot-member table:name="Heizkraftwerk Halle Trotha GmbH" table:display="true" table:show-details="true"/>
                <table:data-pilot-member table:name="Heizkraftwerk Pforzheim GmbH" table:display="true" table:show-details="true"/>
                <table:data-pilot-member table:name="Heizkraftwerk Würzburg GmbH" table:display="true" table:show-details="true"/>
                <table:data-pilot-member table:name="HKW Heizkraftwerksgesellschaft Cottbus mbH" table:display="true" table:show-details="true"/>
                <table:data-pilot-member table:name="ILE InfraLeuna Energiegesellschaft mbH" table:display="true" table:show-details="true"/>
                <table:data-pilot-member table:name="Infracor GmbH" table:display="true" table:show-details="true"/>
                <table:data-pilot-member table:name="InfraServ GmbH &amp; Co. Gendorf KG" table:display="true" table:show-details="true"/>
                <table:data-pilot-member table:name="InfraServ GmbH &amp; Co. Wiesbaden KG" table:display="true" table:show-details="true"/>
                <table:data-pilot-member table:name="Infraserv GmbH &amp; Co.Höchst KG" table:display="true" table:show-details="true"/>
                <table:data-pilot-member table:name="juwi Holding AG" table:display="true" table:show-details="true"/>
                <table:data-pilot-member table:name="K+S Aktiengesellschaft" table:display="true" table:show-details="true"/>
                <table:data-pilot-member table:name="Kasseler Fernwärme GmbH" table:display="true" table:show-details="true"/>
                <table:data-pilot-member table:name="KGW - Kraftwerk Grenzach-Wyhlen GmbH" table:display="true" table:show-details="true"/>
                <table:data-pilot-member table:name="Konsortium Energieversorgung Opel oHG der RWE Innogy Cogen GmbH und der Kraftwerke Mainz-Wiesbaden AG" table:display="true" table:show-details="true"/>
                <table:data-pilot-member table:name="Kraftwerk Dessau GmbH" table:display="true" table:show-details="true"/>
                <table:data-pilot-member table:name="Kraftwerk Obernburg GmbH" table:display="true" table:show-details="true"/>
                <table:data-pilot-member table:name="Kraftwerk Plattling GmbH" table:display="true" table:show-details="true"/>
                <table:data-pilot-member table:name="Kraftwerke Mainz-Wiesbaden AG" table:display="true" table:show-details="true"/>
                <table:data-pilot-member table:name="KWG Kraftwerksgesellschaft mbH" table:display="true" table:show-details="true"/>
                <table:data-pilot-member table:name="Mainova AG" table:display="true" table:show-details="true"/>
                <table:data-pilot-member table:name="Mark-E Aktiengesellschaft" table:display="true" table:show-details="true"/>
                <table:data-pilot-member table:name="MIBRAG Mitteldeutsche Braunkohlengesellschaft mbH" table:display="true" table:show-details="true"/>
                <table:data-pilot-member table:name="Mineralölraffinerie Oberrhein GmbH &amp; Co. KG" table:display="true" table:show-details="true"/>
                <table:data-pilot-member table:name="Mohn Media Energy GmbH" table:display="true" table:show-details="true"/>
                <table:data-pilot-member table:name="Müllheizkraftwerk Rothensee GmbH" table:display="true" table:show-details="true"/>
                <table:data-pilot-member table:name="MVA Bielefeld-Herford GmbH" table:display="true" table:show-details="true"/>
                <table:data-pilot-member table:name="MVV Energie AG" table:display="true" table:show-details="true"/>
                <table:data-pilot-member table:name="N-ERGIE Aktiengesellschaft" table:display="true" table:show-details="true"/>
                <table:data-pilot-member table:name="Neubrandenburger Stadtwerke GmbH" table:display="true" table:show-details="true"/>
                <table:data-pilot-member table:name="Palm Power GmbH &amp; Co. KG" table:display="true" table:show-details="true"/>
                <table:data-pilot-member table:name="Papierfabrik Albbruck GmbH" table:display="true" table:show-details="true"/>
                <table:data-pilot-member table:name="PCK Raffinerie GmbH" table:display="true" table:show-details="true"/>
                <table:data-pilot-member table:name="Peissenberger Kraftwerksgesellschaft mbH" table:display="true" table:show-details="true"/>
                <table:data-pilot-member table:name="PNE WIND AG" table:display="true" table:show-details="true"/>
                <table:data-pilot-member table:name="Rhein-Main-Donau AG" table:display="true" table:show-details="true"/>
                <table:data-pilot-member table:name="RheinEnergie AG" table:display="true" table:show-details="true"/>
                <table:data-pilot-member table:name="Rheinkraftwerk Albbruck-Dogern AG" table:display="true" table:show-details="true"/>
                <table:data-pilot-member table:name="Rhodia Acetow GmbH" table:display="true" table:show-details="true"/>
                <table:data-pilot-member table:name="RWE Innogy Cogen GmbH" table:display="true" table:show-details="true"/>
                <table:data-pilot-member table:name="RWE Innogy GmbH" table:display="true" table:show-details="true"/>
                <table:data-pilot-member table:name="RWE Innogy Windpower Hannover GmbH" table:display="true" table:show-details="true"/>
                <table:data-pilot-member table:name="RWE Power AG" table:display="true" table:show-details="true"/>
                <table:data-pilot-member table:name="Salzgitter Flachstahl GmbH" table:display="true" table:show-details="true"/>
                <table:data-pilot-member table:name="Smurfit Kappa Zülpich Papier" table:display="true" table:show-details="true"/>
                <table:data-pilot-member table:name="Societe Electrique de l'Our" table:display="true" table:show-details="true"/>
                <table:data-pilot-member table:name="Solvay Chemicals GmbH" table:display="true" table:show-details="true"/>
                <table:data-pilot-member table:name="Stadtwerke Augsburg Energie GmbH" table:display="true" table:show-details="true"/>
                <table:data-pilot-member table:name="Stadtwerke Bielefeld" table:display="true" table:show-details="true"/>
                <table:data-pilot-member table:name="Stadtwerke Bochum GmbH" table:display="true" table:show-details="true"/>
                <table:data-pilot-member table:name="Stadtwerke Brandenburg an der Havel GmbH" table:display="true" table:show-details="true"/>
                <table:data-pilot-member table:name="Stadtwerke Duisburg AG" table:display="true" table:show-details="true"/>
                <table:data-pilot-member table:name="Stadtwerke Düsseldorf AG" table:display="true" table:show-details="true"/>
                <table:data-pilot-member table:name="Stadtwerke Emden GmbH" table:display="true" table:show-details="true"/>
                <table:data-pilot-member table:name="Stadtwerke Flensburg GmbH" table:display="true" table:show-details="true"/>
                <table:data-pilot-member table:name="Stadtwerke Frankfurt (Oder) GmbH" table:display="true" table:show-details="true"/>
                <table:data-pilot-member table:name="Stadtwerke Hannover AG" table:display="true" table:show-details="true"/>
                <table:data-pilot-member table:name="Stadtwerke Karlsruhe GmbH" table:display="true" table:show-details="true"/>
                <table:data-pilot-member table:name="Stadtwerke Kiel AG / SWKiel Erzeugung GmbH" table:display="true" table:show-details="true"/>
                <table:data-pilot-member table:name="Stadtwerke Leipzig GmbH" table:display="true" table:show-details="true"/>
                <table:data-pilot-member table:name="Stadtwerke München GmbH" table:display="true" table:show-details="true"/>
                <table:data-pilot-member table:name="Stadtwerke Münster GmbH" table:display="true" table:show-details="true"/>
                <table:data-pilot-member table:name="Stadtwerke Rosenheim GmbH &amp; Co. KG" table:display="true" table:show-details="true"/>
                <table:data-pilot-member table:name="Stadtwerke Rostock AG" table:display="true" table:show-details="true"/>
                <table:data-pilot-member table:name="Stadtwerke Tübingen GmbH" table:display="true" table:show-details="true"/>
                <table:data-pilot-member table:name="Statkraft Markets GmbH" table:display="true" table:show-details="true"/>
                <table:data-pilot-member table:name="Steag GmbH" table:display="true" table:show-details="true"/>
                <table:data-pilot-member table:name="Steag New Energies GmbH" table:display="true" table:show-details="true"/>
                <table:data-pilot-member table:name="Steag Power Saar GmbH" table:display="true" table:show-details="true"/>
                <table:data-pilot-member table:name="Stora Enso Maxau GmbH" table:display="true" table:show-details="true"/>
                <table:data-pilot-member table:name="Stora Enso Sachsen GmbH" table:display="true" table:show-details="true"/>
                <table:data-pilot-member table:name="swb Erzeugung GmbH &amp; Co. KG" table:display="true" table:show-details="true"/>
                <table:data-pilot-member table:name="SWE Energie GmbH" table:display="true" table:show-details="true"/>
                <table:data-pilot-member table:name="SWM Services GmbH" table:display="true" table:show-details="true"/>
                <table:data-pilot-member table:name="SWN Stadtwerke Neumünster GmbH" table:display="true" table:show-details="true"/>
                <table:data-pilot-member table:name="Technische Werke Kaiserslautern" table:display="true" table:show-details="true"/>
                <table:data-pilot-member table:name="ThyssenKrupp Steel Europe AG" table:display="true" table:show-details="true"/>
                <table:data-pilot-member table:name="TIWAG-Tiroler Wasserkraft AG" table:display="true" table:show-details="true"/>
                <table:data-pilot-member table:name="TOTAL Raffinerie Mitteldeutschland GmbH" table:display="true" table:show-details="true"/>
                <table:data-pilot-member table:name="Trianel Gaskraftwerk Hamm GmbH &amp; Co. KG" table:display="true" table:show-details="true"/>
                <table:data-pilot-member table:name="Vattenfall Europe Generation AG" table:display="true" table:show-details="true"/>
                <table:data-pilot-member table:name="Vattenfall Europe New Energy GmbH" table:display="true" table:show-details="true"/>
                <table:data-pilot-member table:name="Vattenfall Europe Nuclear Energy GmbH" table:display="true" table:show-details="true"/>
                <table:data-pilot-member table:name="Vattenfall Europe Wärme AG" table:display="true" table:show-details="true"/>
                <table:data-pilot-member table:name="Vattenfall Europe Windkraft GmbH" table:display="true" table:show-details="true"/>
                <table:data-pilot-member table:name="VERBUND-Innkraftwerke GmbH" table:display="true" table:show-details="true"/>
                <table:data-pilot-member table:name="VSE Aktiengesellschaft, Kraftwerk Ensdorf" table:display="true" table:show-details="true"/>
                <table:data-pilot-member table:name="Vulkan Energiewirtschaft Oderbrücke GmbH" table:display="true" table:show-details="true"/>
                <table:data-pilot-member table:name="VW Kraftwerk GmbH" table:display="true" table:show-details="true"/>
                <table:data-pilot-member table:name="Wacker Chemie GmbH / E.ON Energy Projects" table:display="true" table:show-details="true"/>
                <table:data-pilot-member table:name="Weo GmbH &amp;. Co. KG" table:display="true" table:show-details="true"/>
                <table:data-pilot-member table:name="Windpark Wybelsumer Polder GmbH u. Co. KG" table:display="true" table:show-details="true"/>
                <table:data-pilot-member table:name="WSW Energie und Wasser AG" table:display="true" table:show-details="true"/>
                <table:data-pilot-member table:name="Zellstoff Stendal Gmb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tto-&#10;Engpassleistung (elektrisch) in MW" table:orientation="data" table:used-hierarchy="0" table:function="sum">
            <table:data-pilot-level table:show-empty="false" calcext:repeat-item-labels="false">
              <table:data-pilot-members>
                <table:data-pilot-member table:name="9" table:display="true" table:show-details="true"/>
                <table:data-pilot-member table:name="108" table:display="true" table:show-details="true"/>
                <table:data-pilot-member table:name="111.86" table:display="true" table:show-details="true"/>
                <table:data-pilot-member table:name="116" table:display="true" table:show-details="true"/>
                <table:data-pilot-member table:name="0,0" table:display="true" table:show-details="true"/>
                <table:data-pilot-member table:name="0,4" table:display="true" table:show-details="true"/>
                <table:data-pilot-member table:name="0,5" table:display="true" table:show-details="true"/>
                <table:data-pilot-member table:name="0,6" table:display="true" table:show-details="true"/>
                <table:data-pilot-member table:name="0,8" table:display="true" table:show-details="true"/>
                <table:data-pilot-member table:name="1,0" table:display="true" table:show-details="true"/>
                <table:data-pilot-member table:name="1,1" table:display="true" table:show-details="true"/>
                <table:data-pilot-member table:name="1,2" table:display="true" table:show-details="true"/>
                <table:data-pilot-member table:name="1,5" table:display="true" table:show-details="true"/>
                <table:data-pilot-member table:name="1,8" table:display="true" table:show-details="true"/>
                <table:data-pilot-member table:name="1.167,0" table:display="true" table:show-details="true"/>
                <table:data-pilot-member table:name="1.227,0" table:display="true" table:show-details="true"/>
                <table:data-pilot-member table:name="1.275,0" table:display="true" table:show-details="true"/>
                <table:data-pilot-member table:name="1.284,0" table:display="true" table:show-details="true"/>
                <table:data-pilot-member table:name="1.288,0" table:display="true" table:show-details="true"/>
                <table:data-pilot-member table:name="1.310,0" table:display="true" table:show-details="true"/>
                <table:data-pilot-member table:name="1.329,0" table:display="true" table:show-details="true"/>
                <table:data-pilot-member table:name="1.345,0" table:display="true" table:show-details="true"/>
                <table:data-pilot-member table:name="1.346,0" table:display="true" table:show-details="true"/>
                <table:data-pilot-member table:name="1.360,0" table:display="true" table:show-details="true"/>
                <table:data-pilot-member table:name="1.402,0" table:display="true" table:show-details="true"/>
                <table:data-pilot-member table:name="1.410,0" table:display="true" table:show-details="true"/>
                <table:data-pilot-member table:name="10,0" table:display="true" table:show-details="true"/>
                <table:data-pilot-member table:name="10,8" table:display="true" table:show-details="true"/>
                <table:data-pilot-member table:name="100,0" table:display="true" table:show-details="true"/>
                <table:data-pilot-member table:name="102,0" table:display="true" table:show-details="true"/>
                <table:data-pilot-member table:name="103,0" table:display="true" table:show-details="true"/>
                <table:data-pilot-member table:name="104,0" table:display="true" table:show-details="true"/>
                <table:data-pilot-member table:name="106,0" table:display="true" table:show-details="true"/>
                <table:data-pilot-member table:name="108,0" table:display="true" table:show-details="true"/>
                <table:data-pilot-member table:name="11,0" table:display="true" table:show-details="true"/>
                <table:data-pilot-member table:name="11,3" table:display="true" table:show-details="true"/>
                <table:data-pilot-member table:name="11,9" table:display="true" table:show-details="true"/>
                <table:data-pilot-member table:name="110,0" table:display="true" table:show-details="true"/>
                <table:data-pilot-member table:name="111,0" table:display="true" table:show-details="true"/>
                <table:data-pilot-member table:name="112,0" table:display="true" table:show-details="true"/>
                <table:data-pilot-member table:name="113,0" table:display="true" table:show-details="true"/>
                <table:data-pilot-member table:name="115,0" table:display="true" table:show-details="true"/>
                <table:data-pilot-member table:name="118,0" table:display="true" table:show-details="true"/>
                <table:data-pilot-member table:name="12,0" table:display="true" table:show-details="true"/>
                <table:data-pilot-member table:name="12,3" table:display="true" table:show-details="true"/>
                <table:data-pilot-member table:name="12,7" table:display="true" table:show-details="true"/>
                <table:data-pilot-member table:name="120,0" table:display="true" table:show-details="true"/>
                <table:data-pilot-member table:name="121,0" table:display="true" table:show-details="true"/>
                <table:data-pilot-member table:name="123,0" table:display="true" table:show-details="true"/>
                <table:data-pilot-member table:name="124,0" table:display="true" table:show-details="true"/>
                <table:data-pilot-member table:name="125,0" table:display="true" table:show-details="true"/>
                <table:data-pilot-member table:name="126,0" table:display="true" table:show-details="true"/>
                <table:data-pilot-member table:name="127,0" table:display="true" table:show-details="true"/>
                <table:data-pilot-member table:name="128,0" table:display="true" table:show-details="true"/>
                <table:data-pilot-member table:name="129,0" table:display="true" table:show-details="true"/>
                <table:data-pilot-member table:name="13,8" table:display="true" table:show-details="true"/>
                <table:data-pilot-member table:name="130,0" table:display="true" table:show-details="true"/>
                <table:data-pilot-member table:name="131,0" table:display="true" table:show-details="true"/>
                <table:data-pilot-member table:name="132,0" table:display="true" table:show-details="true"/>
                <table:data-pilot-member table:name="133,0" table:display="true" table:show-details="true"/>
                <table:data-pilot-member table:name="135,0" table:display="true" table:show-details="true"/>
                <table:data-pilot-member table:name="136,0" table:display="true" table:show-details="true"/>
                <table:data-pilot-member table:name="137,0" table:display="true" table:show-details="true"/>
                <table:data-pilot-member table:name="138,0" table:display="true" table:show-details="true"/>
                <table:data-pilot-member table:name="14,0" table:display="true" table:show-details="true"/>
                <table:data-pilot-member table:name="14,7" table:display="true" table:show-details="true"/>
                <table:data-pilot-member table:name="140,0" table:display="true" table:show-details="true"/>
                <table:data-pilot-member table:name="143,0" table:display="true" table:show-details="true"/>
                <table:data-pilot-member table:name="144,0" table:display="true" table:show-details="true"/>
                <table:data-pilot-member table:name="145,0" table:display="true" table:show-details="true"/>
                <table:data-pilot-member table:name="149,0" table:display="true" table:show-details="true"/>
                <table:data-pilot-member table:name="15,0" table:display="true" table:show-details="true"/>
                <table:data-pilot-member table:name="150,0" table:display="true" table:show-details="true"/>
                <table:data-pilot-member table:name="152,0" table:display="true" table:show-details="true"/>
                <table:data-pilot-member table:name="153,0" table:display="true" table:show-details="true"/>
                <table:data-pilot-member table:name="156,0" table:display="true" table:show-details="true"/>
                <table:data-pilot-member table:name="16,0" table:display="true" table:show-details="true"/>
                <table:data-pilot-member table:name="16,3" table:display="true" table:show-details="true"/>
                <table:data-pilot-member table:name="16,8" table:display="true" table:show-details="true"/>
                <table:data-pilot-member table:name="160,0" table:display="true" table:show-details="true"/>
                <table:data-pilot-member table:name="163,0" table:display="true" table:show-details="true"/>
                <table:data-pilot-member table:name="164,0" table:display="true" table:show-details="true"/>
                <table:data-pilot-member table:name="165,0" table:display="true" table:show-details="true"/>
                <table:data-pilot-member table:name="167,0" table:display="true" table:show-details="true"/>
                <table:data-pilot-member table:name="17,0" table:display="true" table:show-details="true"/>
                <table:data-pilot-member table:name="170,0" table:display="true" table:show-details="true"/>
                <table:data-pilot-member table:name="179,0" table:display="true" table:show-details="true"/>
                <table:data-pilot-member table:name="18,0" table:display="true" table:show-details="true"/>
                <table:data-pilot-member table:name="18,1" table:display="true" table:show-details="true"/>
                <table:data-pilot-member table:name="182,0" table:display="true" table:show-details="true"/>
                <table:data-pilot-member table:name="186,0" table:display="true" table:show-details="true"/>
                <table:data-pilot-member table:name="186,5" table:display="true" table:show-details="true"/>
                <table:data-pilot-member table:name="19,4" table:display="true" table:show-details="true"/>
                <table:data-pilot-member table:name="192,0" table:display="true" table:show-details="true"/>
                <table:data-pilot-member table:name="193,0" table:display="true" table:show-details="true"/>
                <table:data-pilot-member table:name="194,0" table:display="true" table:show-details="true"/>
                <table:data-pilot-member table:name="196,0" table:display="true" table:show-details="true"/>
                <table:data-pilot-member table:name="198,0" table:display="true" table:show-details="true"/>
                <table:data-pilot-member table:name="2,0" table:display="true" table:show-details="true"/>
                <table:data-pilot-member table:name="2,4" table:display="true" table:show-details="true"/>
                <table:data-pilot-member table:name="2,8" table:display="true" table:show-details="true"/>
                <table:data-pilot-member table:name="20,0" table:display="true" table:show-details="true"/>
                <table:data-pilot-member table:name="20,2" table:display="true" table:show-details="true"/>
                <table:data-pilot-member table:name="20,4" table:display="true" table:show-details="true"/>
                <table:data-pilot-member table:name="20,6" table:display="true" table:show-details="true"/>
                <table:data-pilot-member table:name="20,8" table:display="true" table:show-details="true"/>
                <table:data-pilot-member table:name="201,5" table:display="true" table:show-details="true"/>
                <table:data-pilot-member table:name="202,5" table:display="true" table:show-details="true"/>
                <table:data-pilot-member table:name="206,0" table:display="true" table:show-details="true"/>
                <table:data-pilot-member table:name="21,0" table:display="true" table:show-details="true"/>
                <table:data-pilot-member table:name="21,1" table:display="true" table:show-details="true"/>
                <table:data-pilot-member table:name="21,4" table:display="true" table:show-details="true"/>
                <table:data-pilot-member table:name="21,5" table:display="true" table:show-details="true"/>
                <table:data-pilot-member table:name="21,9" table:display="true" table:show-details="true"/>
                <table:data-pilot-member table:name="211,0" table:display="true" table:show-details="true"/>
                <table:data-pilot-member table:name="22,0" table:display="true" table:show-details="true"/>
                <table:data-pilot-member table:name="22,1" table:display="true" table:show-details="true"/>
                <table:data-pilot-member table:name="22,2" table:display="true" table:show-details="true"/>
                <table:data-pilot-member table:name="22,4" table:display="true" table:show-details="true"/>
                <table:data-pilot-member table:name="22,5" table:display="true" table:show-details="true"/>
                <table:data-pilot-member table:name="22,6" table:display="true" table:show-details="true"/>
                <table:data-pilot-member table:name="220,0" table:display="true" table:show-details="true"/>
                <table:data-pilot-member table:name="225,0" table:display="true" table:show-details="true"/>
                <table:data-pilot-member table:name="23,0" table:display="true" table:show-details="true"/>
                <table:data-pilot-member table:name="23,1" table:display="true" table:show-details="true"/>
                <table:data-pilot-member table:name="23,2" table:display="true" table:show-details="true"/>
                <table:data-pilot-member table:name="23,3" table:display="true" table:show-details="true"/>
                <table:data-pilot-member table:name="23,7" table:display="true" table:show-details="true"/>
                <table:data-pilot-member table:name="230,0" table:display="true" table:show-details="true"/>
                <table:data-pilot-member table:name="239,0" table:display="true" table:show-details="true"/>
                <table:data-pilot-member table:name="24,0" table:display="true" table:show-details="true"/>
                <table:data-pilot-member table:name="24,1" table:display="true" table:show-details="true"/>
                <table:data-pilot-member table:name="24,5" table:display="true" table:show-details="true"/>
                <table:data-pilot-member table:name="241,9" table:display="true" table:show-details="true"/>
                <table:data-pilot-member table:name="247,0" table:display="true" table:show-details="true"/>
                <table:data-pilot-member table:name="249,0" table:display="true" table:show-details="true"/>
                <table:data-pilot-member table:name="25,0" table:display="true" table:show-details="true"/>
                <table:data-pilot-member table:name="25,4" table:display="true" table:show-details="true"/>
                <table:data-pilot-member table:name="25,5" table:display="true" table:show-details="true"/>
                <table:data-pilot-member table:name="25,8" table:display="true" table:show-details="true"/>
                <table:data-pilot-member table:name="250,0" table:display="true" table:show-details="true"/>
                <table:data-pilot-member table:name="255,0" table:display="true" table:show-details="true"/>
                <table:data-pilot-member table:name="26,0" table:display="true" table:show-details="true"/>
                <table:data-pilot-member table:name="26,1" table:display="true" table:show-details="true"/>
                <table:data-pilot-member table:name="26,9" table:display="true" table:show-details="true"/>
                <table:data-pilot-member table:name="262,0" table:display="true" table:show-details="true"/>
                <table:data-pilot-member table:name="265,0" table:display="true" table:show-details="true"/>
                <table:data-pilot-member table:name="27,0" table:display="true" table:show-details="true"/>
                <table:data-pilot-member table:name="27,6" table:display="true" table:show-details="true"/>
                <table:data-pilot-member table:name="274,0" table:display="true" table:show-details="true"/>
                <table:data-pilot-member table:name="275,5" table:display="true" table:show-details="true"/>
                <table:data-pilot-member table:name="276,0" table:display="true" table:show-details="true"/>
                <table:data-pilot-member table:name="277,0" table:display="true" table:show-details="true"/>
                <table:data-pilot-member table:name="278,0" table:display="true" table:show-details="true"/>
                <table:data-pilot-member table:name="28,0" table:display="true" table:show-details="true"/>
                <table:data-pilot-member table:name="280,0" table:display="true" table:show-details="true"/>
                <table:data-pilot-member table:name="281,0" table:display="true" table:show-details="true"/>
                <table:data-pilot-member table:name="282,0" table:display="true" table:show-details="true"/>
                <table:data-pilot-member table:name="283,0" table:display="true" table:show-details="true"/>
                <table:data-pilot-member table:name="284,0" table:display="true" table:show-details="true"/>
                <table:data-pilot-member table:name="288,0" table:display="true" table:show-details="true"/>
                <table:data-pilot-member table:name="289,0" table:display="true" table:show-details="true"/>
                <table:data-pilot-member table:name="29,0" table:display="true" table:show-details="true"/>
                <table:data-pilot-member table:name="29,1" table:display="true" table:show-details="true"/>
                <table:data-pilot-member table:name="29,2" table:display="true" table:show-details="true"/>
                <table:data-pilot-member table:name="29,5" table:display="true" table:show-details="true"/>
                <table:data-pilot-member table:name="29,6" table:display="true" table:show-details="true"/>
                <table:data-pilot-member table:name="290,0" table:display="true" table:show-details="true"/>
                <table:data-pilot-member table:name="292,0" table:display="true" table:show-details="true"/>
                <table:data-pilot-member table:name="293,0" table:display="true" table:show-details="true"/>
                <table:data-pilot-member table:name="294,0" table:display="true" table:show-details="true"/>
                <table:data-pilot-member table:name="295,0" table:display="true" table:show-details="true"/>
                <table:data-pilot-member table:name="297,0" table:display="true" table:show-details="true"/>
                <table:data-pilot-member table:name="299,0" table:display="true" table:show-details="true"/>
                <table:data-pilot-member table:name="3,1" table:display="true" table:show-details="true"/>
                <table:data-pilot-member table:name="3,6" table:display="true" table:show-details="true"/>
                <table:data-pilot-member table:name="3,8" table:display="true" table:show-details="true"/>
                <table:data-pilot-member table:name="30,0" table:display="true" table:show-details="true"/>
                <table:data-pilot-member table:name="30,8" table:display="true" table:show-details="true"/>
                <table:data-pilot-member table:name="303,0" table:display="true" table:show-details="true"/>
                <table:data-pilot-member table:name="304,0" table:display="true" table:show-details="true"/>
                <table:data-pilot-member table:name="31,0" table:display="true" table:show-details="true"/>
                <table:data-pilot-member table:name="31,5" table:display="true" table:show-details="true"/>
                <table:data-pilot-member table:name="310,0" table:display="true" table:show-details="true"/>
                <table:data-pilot-member table:name="312,0" table:display="true" table:show-details="true"/>
                <table:data-pilot-member table:name="315,0" table:display="true" table:show-details="true"/>
                <table:data-pilot-member table:name="318,0" table:display="true" table:show-details="true"/>
                <table:data-pilot-member table:name="32,0" table:display="true" table:show-details="true"/>
                <table:data-pilot-member table:name="321,0" table:display="true" table:show-details="true"/>
                <table:data-pilot-member table:name="322,0" table:display="true" table:show-details="true"/>
                <table:data-pilot-member table:name="323,0" table:display="true" table:show-details="true"/>
                <table:data-pilot-member table:name="324,0" table:display="true" table:show-details="true"/>
                <table:data-pilot-member table:name="33,0" table:display="true" table:show-details="true"/>
                <table:data-pilot-member table:name="33,5" table:display="true" table:show-details="true"/>
                <table:data-pilot-member table:name="333,0" table:display="true" table:show-details="true"/>
                <table:data-pilot-member table:name="335,0" table:display="true" table:show-details="true"/>
                <table:data-pilot-member table:name="34,0" table:display="true" table:show-details="true"/>
                <table:data-pilot-member table:name="341,3" table:display="true" table:show-details="true"/>
                <table:data-pilot-member table:name="345,0" table:display="true" table:show-details="true"/>
                <table:data-pilot-member table:name="35,0" table:display="true" table:show-details="true"/>
                <table:data-pilot-member table:name="35,1" table:display="true" table:show-details="true"/>
                <table:data-pilot-member table:name="350,0" table:display="true" table:show-details="true"/>
                <table:data-pilot-member table:name="352,0" table:display="true" table:show-details="true"/>
                <table:data-pilot-member table:name="353,0" table:display="true" table:show-details="true"/>
                <table:data-pilot-member table:name="355,0" table:display="true" table:show-details="true"/>
                <table:data-pilot-member table:name="36,0" table:display="true" table:show-details="true"/>
                <table:data-pilot-member table:name="36,5" table:display="true" table:show-details="true"/>
                <table:data-pilot-member table:name="36,6" table:display="true" table:show-details="true"/>
                <table:data-pilot-member table:name="360,0" table:display="true" table:show-details="true"/>
                <table:data-pilot-member table:name="37,0" table:display="true" table:show-details="true"/>
                <table:data-pilot-member table:name="37,5" table:display="true" table:show-details="true"/>
                <table:data-pilot-member table:name="37,9" table:display="true" table:show-details="true"/>
                <table:data-pilot-member table:name="370,0" table:display="true" table:show-details="true"/>
                <table:data-pilot-member table:name="38,0" table:display="true" table:show-details="true"/>
                <table:data-pilot-member table:name="38,2" table:display="true" table:show-details="true"/>
                <table:data-pilot-member table:name="382,9" table:display="true" table:show-details="true"/>
                <table:data-pilot-member table:name="383,0" table:display="true" table:show-details="true"/>
                <table:data-pilot-member table:name="386,0" table:display="true" table:show-details="true"/>
                <table:data-pilot-member table:name="390,0" table:display="true" table:show-details="true"/>
                <table:data-pilot-member table:name="392,0" table:display="true" table:show-details="true"/>
                <table:data-pilot-member table:name="398,0" table:display="true" table:show-details="true"/>
                <table:data-pilot-member table:name="4,0" table:display="true" table:show-details="true"/>
                <table:data-pilot-member table:name="4,2" table:display="true" table:show-details="true"/>
                <table:data-pilot-member table:name="4,4" table:display="true" table:show-details="true"/>
                <table:data-pilot-member table:name="4,5" table:display="true" table:show-details="true"/>
                <table:data-pilot-member table:name="40,0" table:display="true" table:show-details="true"/>
                <table:data-pilot-member table:name="40,4" table:display="true" table:show-details="true"/>
                <table:data-pilot-member table:name="41,2" table:display="true" table:show-details="true"/>
                <table:data-pilot-member table:name="413,0" table:display="true" table:show-details="true"/>
                <table:data-pilot-member table:name="415,0" table:display="true" table:show-details="true"/>
                <table:data-pilot-member table:name="417,0" table:display="true" table:show-details="true"/>
                <table:data-pilot-member table:name="42,0" table:display="true" table:show-details="true"/>
                <table:data-pilot-member table:name="42,2" table:display="true" table:show-details="true"/>
                <table:data-pilot-member table:name="422,5" table:display="true" table:show-details="true"/>
                <table:data-pilot-member table:name="423,5" table:display="true" table:show-details="true"/>
                <table:data-pilot-member table:name="425,0" table:display="true" table:show-details="true"/>
                <table:data-pilot-member table:name="43,0" table:display="true" table:show-details="true"/>
                <table:data-pilot-member table:name="43,2" table:display="true" table:show-details="true"/>
                <table:data-pilot-member table:name="43,4" table:display="true" table:show-details="true"/>
                <table:data-pilot-member table:name="430,0" table:display="true" table:show-details="true"/>
                <table:data-pilot-member table:name="433,0" table:display="true" table:show-details="true"/>
                <table:data-pilot-member table:name="435,0" table:display="true" table:show-details="true"/>
                <table:data-pilot-member table:name="44,5" table:display="true" table:show-details="true"/>
                <table:data-pilot-member table:name="440,0" table:display="true" table:show-details="true"/>
                <table:data-pilot-member table:name="444,0" table:display="true" table:show-details="true"/>
                <table:data-pilot-member table:name="449,0" table:display="true" table:show-details="true"/>
                <table:data-pilot-member table:name="45,0" table:display="true" table:show-details="true"/>
                <table:data-pilot-member table:name="45,5" table:display="true" table:show-details="true"/>
                <table:data-pilot-member table:name="450,0" table:display="true" table:show-details="true"/>
                <table:data-pilot-member table:name="46,0" table:display="true" table:show-details="true"/>
                <table:data-pilot-member table:name="46,5" table:display="true" table:show-details="true"/>
                <table:data-pilot-member table:name="47,0" table:display="true" table:show-details="true"/>
                <table:data-pilot-member table:name="48,0" table:display="true" table:show-details="true"/>
                <table:data-pilot-member table:name="48,3" table:display="true" table:show-details="true"/>
                <table:data-pilot-member table:name="480,0" table:display="true" table:show-details="true"/>
                <table:data-pilot-member table:name="487,0" table:display="true" table:show-details="true"/>
                <table:data-pilot-member table:name="489,0" table:display="true" table:show-details="true"/>
                <table:data-pilot-member table:name="49,0" table:display="true" table:show-details="true"/>
                <table:data-pilot-member table:name="49,8" table:display="true" table:show-details="true"/>
                <table:data-pilot-member table:name="490,0" table:display="true" table:show-details="true"/>
                <table:data-pilot-member table:name="491,0" table:display="true" table:show-details="true"/>
                <table:data-pilot-member table:name="5,0" table:display="true" table:show-details="true"/>
                <table:data-pilot-member table:name="5,6" table:display="true" table:show-details="true"/>
                <table:data-pilot-member table:name="50,0" table:display="true" table:show-details="true"/>
                <table:data-pilot-member table:name="50,5" table:display="true" table:show-details="true"/>
                <table:data-pilot-member table:name="500,0" table:display="true" table:show-details="true"/>
                <table:data-pilot-member table:name="505,0" table:display="true" table:show-details="true"/>
                <table:data-pilot-member table:name="508,0" table:display="true" table:show-details="true"/>
                <table:data-pilot-member table:name="51,0" table:display="true" table:show-details="true"/>
                <table:data-pilot-member table:name="510,0" table:display="true" table:show-details="true"/>
                <table:data-pilot-member table:name="52,0" table:display="true" table:show-details="true"/>
                <table:data-pilot-member table:name="52,2" table:display="true" table:show-details="true"/>
                <table:data-pilot-member table:name="52,7" table:display="true" table:show-details="true"/>
                <table:data-pilot-member table:name="52,8" table:display="true" table:show-details="true"/>
                <table:data-pilot-member table:name="52,9" table:display="true" table:show-details="true"/>
                <table:data-pilot-member table:name="525,0" table:display="true" table:show-details="true"/>
                <table:data-pilot-member table:name="53,0" table:display="true" table:show-details="true"/>
                <table:data-pilot-member table:name="53,7" table:display="true" table:show-details="true"/>
                <table:data-pilot-member table:name="530,0" table:display="true" table:show-details="true"/>
                <table:data-pilot-member table:name="54,0" table:display="true" table:show-details="true"/>
                <table:data-pilot-member table:name="545,0" table:display="true" table:show-details="true"/>
                <table:data-pilot-member table:name="55,0" table:display="true" table:show-details="true"/>
                <table:data-pilot-member table:name="55,5" table:display="true" table:show-details="true"/>
                <table:data-pilot-member table:name="56,0" table:display="true" table:show-details="true"/>
                <table:data-pilot-member table:name="57,0" table:display="true" table:show-details="true"/>
                <table:data-pilot-member table:name="585,0" table:display="true" table:show-details="true"/>
                <table:data-pilot-member table:name="590,0" table:display="true" table:show-details="true"/>
                <table:data-pilot-member table:name="6,7" table:display="true" table:show-details="true"/>
                <table:data-pilot-member table:name="6,8" table:display="true" table:show-details="true"/>
                <table:data-pilot-member table:name="6,9" table:display="true" table:show-details="true"/>
                <table:data-pilot-member table:name="60,0" table:display="true" table:show-details="true"/>
                <table:data-pilot-member table:name="60,1" table:display="true" table:show-details="true"/>
                <table:data-pilot-member table:name="601,0" table:display="true" table:show-details="true"/>
                <table:data-pilot-member table:name="607,0" table:display="true" table:show-details="true"/>
                <table:data-pilot-member table:name="61,5" table:display="true" table:show-details="true"/>
                <table:data-pilot-member table:name="62,0" table:display="true" table:show-details="true"/>
                <table:data-pilot-member table:name="622,0" table:display="true" table:show-details="true"/>
                <table:data-pilot-member table:name="63,5" table:display="true" table:show-details="true"/>
                <table:data-pilot-member table:name="64,0" table:display="true" table:show-details="true"/>
                <table:data-pilot-member table:name="64,6" table:display="true" table:show-details="true"/>
                <table:data-pilot-member table:name="648,0" table:display="true" table:show-details="true"/>
                <table:data-pilot-member table:name="65,0" table:display="true" table:show-details="true"/>
                <table:data-pilot-member table:name="653,0" table:display="true" table:show-details="true"/>
                <table:data-pilot-member table:name="655,6" table:display="true" table:show-details="true"/>
                <table:data-pilot-member table:name="66,0" table:display="true" table:show-details="true"/>
                <table:data-pilot-member table:name="67,0" table:display="true" table:show-details="true"/>
                <table:data-pilot-member table:name="676,0" table:display="true" table:show-details="true"/>
                <table:data-pilot-member table:name="690,0" table:display="true" table:show-details="true"/>
                <table:data-pilot-member table:name="695,0" table:display="true" table:show-details="true"/>
                <table:data-pilot-member table:name="7,2" table:display="true" table:show-details="true"/>
                <table:data-pilot-member table:name="70,0" table:display="true" table:show-details="true"/>
                <table:data-pilot-member table:name="712,0" table:display="true" table:show-details="true"/>
                <table:data-pilot-member table:name="717,0" table:display="true" table:show-details="true"/>
                <table:data-pilot-member table:name="72,0" table:display="true" table:show-details="true"/>
                <table:data-pilot-member table:name="721,0" table:display="true" table:show-details="true"/>
                <table:data-pilot-member table:name="73,1" table:display="true" table:show-details="true"/>
                <table:data-pilot-member table:name="73,6" table:display="true" table:show-details="true"/>
                <table:data-pilot-member table:name="74,0" table:display="true" table:show-details="true"/>
                <table:data-pilot-member table:name="75,0" table:display="true" table:show-details="true"/>
                <table:data-pilot-member table:name="75,2" table:display="true" table:show-details="true"/>
                <table:data-pilot-member table:name="75,3" table:display="true" table:show-details="true"/>
                <table:data-pilot-member table:name="757,0" table:display="true" table:show-details="true"/>
                <table:data-pilot-member table:name="76,0" table:display="true" table:show-details="true"/>
                <table:data-pilot-member table:name="767,0" table:display="true" table:show-details="true"/>
                <table:data-pilot-member table:name="77,4" table:display="true" table:show-details="true"/>
                <table:data-pilot-member table:name="771,0" table:display="true" table:show-details="true"/>
                <table:data-pilot-member table:name="778,0" table:display="true" table:show-details="true"/>
                <table:data-pilot-member table:name="78,0" table:display="true" table:show-details="true"/>
                <table:data-pilot-member table:name="78,4" table:display="true" table:show-details="true"/>
                <table:data-pilot-member table:name="785,0" table:display="true" table:show-details="true"/>
                <table:data-pilot-member table:name="788,0" table:display="true" table:show-details="true"/>
                <table:data-pilot-member table:name="79,0" table:display="true" table:show-details="true"/>
                <table:data-pilot-member table:name="79,5" table:display="true" table:show-details="true"/>
                <table:data-pilot-member table:name="8,0" table:display="true" table:show-details="true"/>
                <table:data-pilot-member table:name="8,5" table:display="true" table:show-details="true"/>
                <table:data-pilot-member table:name="8,7" table:display="true" table:show-details="true"/>
                <table:data-pilot-member table:name="80,0" table:display="true" table:show-details="true"/>
                <table:data-pilot-member table:name="81,0" table:display="true" table:show-details="true"/>
                <table:data-pilot-member table:name="82,0" table:display="true" table:show-details="true"/>
                <table:data-pilot-member table:name="846,0" table:display="true" table:show-details="true"/>
                <table:data-pilot-member table:name="85,0" table:display="true" table:show-details="true"/>
                <table:data-pilot-member table:name="85,1" table:display="true" table:show-details="true"/>
                <table:data-pilot-member table:name="85,3" table:display="true" table:show-details="true"/>
                <table:data-pilot-member table:name="858,0" table:display="true" table:show-details="true"/>
                <table:data-pilot-member table:name="86,0" table:display="true" table:show-details="true"/>
                <table:data-pilot-member table:name="87,0" table:display="true" table:show-details="true"/>
                <table:data-pilot-member table:name="875,0" table:display="true" table:show-details="true"/>
                <table:data-pilot-member table:name="876,0" table:display="true" table:show-details="true"/>
                <table:data-pilot-member table:name="878,0" table:display="true" table:show-details="true"/>
                <table:data-pilot-member table:name="88,0" table:display="true" table:show-details="true"/>
                <table:data-pilot-member table:name="89,0" table:display="true" table:show-details="true"/>
                <table:data-pilot-member table:name="890,0" table:display="true" table:show-details="true"/>
                <table:data-pilot-member table:name="9,0" table:display="true" table:show-details="true"/>
                <table:data-pilot-member table:name="9,5" table:display="true" table:show-details="true"/>
                <table:data-pilot-member table:name="9,6" table:display="true" table:show-details="true"/>
                <table:data-pilot-member table:name="9,8" table:display="true" table:show-details="true"/>
                <table:data-pilot-member table:name="9,9" table:display="true" table:show-details="true"/>
                <table:data-pilot-member table:name="90,0" table:display="true" table:show-details="true"/>
                <table:data-pilot-member table:name="910,0" table:display="true" table:show-details="true"/>
                <table:data-pilot-member table:name="92,3" table:display="true" table:show-details="true"/>
                <table:data-pilot-member table:name="93,0" table:display="true" table:show-details="true"/>
                <table:data-pilot-member table:name="93,4" table:display="true" table:show-details="true"/>
                <table:data-pilot-member table:name="94,5" table:display="true" table:show-details="true"/>
                <table:data-pilot-member table:name="944,0" table:display="true" table:show-details="true"/>
                <table:data-pilot-member table:name="95,0" table:display="true" table:show-details="true"/>
                <table:data-pilot-member table:name="96,0" table:display="true" table:show-details="true"/>
                <table:data-pilot-member table:name="97,0" table:display="true" table:show-details="true"/>
                <table:data-pilot-member table:name="98,0" table:display="true" table:show-details="true"/>
                <table:data-pilot-member table:name="99,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5:03:06.839069283</meta:creation-date>
    <dc:date>2023-03-01T15:10:35.133057759</dc:date>
    <meta:editing-duration>PT7M31S</meta:editing-duration>
    <meta:editing-cycles>2</meta:editing-cycles>
    <meta:generator>LibreOffice/7.4.5.1$Linux_X86_64 LibreOffice_project/40$Build-1</meta:generator>
    <meta:document-statistic meta:table-count="2" meta:cell-count="8969" meta:object-count="0"/>
  </office:meta>
</office:document-meta>
</file>